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Baskerville" svg:font-family="Baskerville, Perpetu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Book Antiqua'" style:font-pitch="variable"/>
    <style:font-face style:name="ヒラギノ角ゴ Pro W3" svg:font-family="'ヒラギノ角ゴ Pro W3',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Numbered_20_List">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4" style:family="paragraph" style:parent-style-name="Tr_20_Numbered_20_List">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5" style:family="paragraph" style:parent-style-name="Tr_20_Numbered_20_List">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6" style:family="paragraph" style:parent-style-name="Tr_20_Numbered_20_List">
      <style:paragraph-properties fo:margin-left="0cm" fo:margin-right="0.3cm" fo:line-height="0.564cm" fo:text-indent="1cm" style:auto-text-indent="false"/>
      <style:text-properties style:font-name="Lato"/>
    </style:style>
    <style:style style:name="P7" style:family="paragraph" style:parent-style-name="TR_20_arka_20_kapak">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8" style:family="paragraph" style:parent-style-name="TR_20_arka_20_kapak">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9" style:family="paragraph" style:parent-style-name="TR_20_arka_20_kapak">
      <style:paragraph-properties fo:margin-left="0cm" fo:margin-right="0.3cm" fo:margin-top="0cm" fo:margin-bottom="0cm" loext:contextual-spacing="false"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10" style:family="paragraph" style:parent-style-name="Tr_20_okuyucuya">
      <style:paragraph-properties fo:margin-left="0cm" fo:margin-right="0.3cm" fo:margin-top="0cm" fo:margin-bottom="0cm" loext:contextual-spacing="false" fo:line-height="0.564cm" fo:text-indent="1cm" style:auto-text-indent="false"/>
      <style:text-properties style:font-name="Lato" fo:language="tr" fo:country="TR" style:font-name-complex="Times New Roman" style:font-size-complex="11pt"/>
    </style:style>
    <style:style style:name="P11" style:family="paragraph" style:parent-style-name="tr_20_son_20_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2" style:family="paragraph" style:parent-style-name="tr_20_son_20_aye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3" style:family="paragraph" style:parent-style-name="TR_20_block">
      <style:paragraph-properties fo:margin-left="0cm" fo:margin-right="0.3cm" fo:margin-top="0cm" fo:margin-bottom="0cm" loext:contextual-spacing="false" fo:line-height="0.564cm" fo:text-indent="1cm" style:auto-text-indent="false"/>
      <style:text-properties style:font-name="Lato"/>
    </style:style>
    <style:style style:name="P14" style:family="paragraph" style:parent-style-name="TR_20_block">
      <style:paragraph-properties fo:margin-left="0cm" fo:margin-right="0.3cm" fo:margin-top="0cm" fo:margin-bottom="0cm" loext:contextual-spacing="false" fo:line-height="0.564cm" fo:text-indent="1cm" style:auto-text-indent="false"/>
      <style:text-properties style:font-name="Lato" fo:language="tr" fo:country="TR" style:font-name-complex="Times New Roman" style:font-size-complex="11pt"/>
    </style:style>
    <style:style style:name="P15" style:family="paragraph" style:parent-style-name="TR_20_block">
      <style:paragraph-properties fo:margin-left="0cm" fo:margin-right="0.3cm" fo:margin-top="0cm" fo:margin-bottom="0cm" loext:contextual-spacing="false" fo:line-height="0.564cm" fo:text-indent="1cm" style:auto-text-indent="false"/>
      <style:text-properties style:font-name="Lato" fo:language="tr" fo:country="TR" fo:font-weight="bold" style:font-weight-asian="bold" style:font-name-complex="Times New Roman" style:font-size-complex="11pt"/>
    </style:style>
    <style:style style:name="P16" style:family="paragraph" style:parent-style-name="TR_20_block">
      <style:paragraph-properties fo:margin-left="0cm" fo:margin-right="0.3cm" fo:margin-top="0cm" fo:margin-bottom="0cm" loext:contextual-spacing="false" fo:line-height="0.564cm" fo:text-indent="1cm" style:auto-text-indent="false"/>
      <style:text-properties style:font-name="Lato" fo:language="tr" fo:country="TR" fo:font-weight="bold" style:font-weight-asian="bold" style:font-name-complex="Times New Roman" style:font-size-complex="11pt" style:font-weight-complex="bold"/>
    </style:style>
    <style:style style:name="P17" style:family="paragraph" style:parent-style-name="TR_20_block">
      <style:paragraph-properties fo:margin-left="0cm" fo:margin-right="0.3cm" fo:margin-top="0cm" fo:margin-bottom="0cm" loext:contextual-spacing="false" fo:line-height="0.564cm" fo:text-indent="1cm" style:auto-text-indent="false"/>
      <style:text-properties style:font-name="Lato" fo:language="tr" fo:country="TR" fo:font-style="italic" style:font-style-asian="italic" style:font-name-complex="Times New Roman" style:font-size-complex="11pt"/>
    </style:style>
    <style:style style:name="P18" style:family="paragraph" style:parent-style-name="TR_20_block">
      <style:paragraph-properties fo:margin-left="0cm" fo:margin-right="0.3cm" fo:margin-top="0cm" fo:margin-bottom="0cm" loext:contextual-spacing="false" fo:line-height="0.564cm" fo:text-indent="1cm" style:auto-text-indent="false"/>
      <style:text-properties style:font-name="Lato" fo:language="tr" fo:country="TR" fo:font-style="italic" fo:font-weight="bold" style:font-style-asian="italic" style:font-weight-asian="bold" style:font-name-complex="Times New Roman" style:font-size-complex="11pt"/>
    </style:style>
    <style:style style:name="P19" style:family="paragraph" style:parent-style-name="TR_20_block">
      <style:paragraph-properties fo:margin-left="0cm" fo:margin-right="0.3cm" fo:margin-top="0cm" fo:margin-bottom="0cm" loext:contextual-spacing="false" fo:line-height="0.564cm" fo:text-indent="1cm" style:auto-text-indent="false"/>
      <style:text-properties style:font-name="Lato" fo:font-size="16pt" fo:language="tr" fo:country="TR" style:font-size-asian="16pt" style:font-name-complex="Times New Roman" style:font-size-complex="11pt"/>
    </style:style>
    <style:style style:name="P20" style:family="paragraph" style:parent-style-name="TR_20_block">
      <style:paragraph-properties fo:margin-left="0cm" fo:margin-right="0.3cm" fo:margin-top="0cm" fo:margin-bottom="0cm" loext:contextual-spacing="false" fo:line-height="0.564cm" fo:text-indent="1cm" style:auto-text-indent="false" fo:break-before="page"/>
      <style:text-properties style:font-name="Lato"/>
    </style:style>
    <style:style style:name="P21" style:family="paragraph" style:parent-style-name="TR_20_yazar_20_hakkinda">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2" style:family="paragraph" style:parent-style-name="Tr_20_Block_20_Qoute_20__28_speechs_29_">
      <style:paragraph-properties fo:margin-left="0cm" fo:margin-right="0.3cm" fo:margin-top="0cm" fo:margin-bottom="0cm" loext:contextual-spacing="false" fo:line-height="0.564cm" fo:text-indent="1cm" style:auto-text-indent="false"/>
      <style:text-properties style:font-name="Lato"/>
    </style:style>
    <style:style style:name="P23" style:family="paragraph" style:parent-style-name="Tr_20_Block_20_Quote_20__28_Verses_29_">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4" style:family="paragraph" style:parent-style-name="Tr_20_Body_20_Bullet">
      <style:paragraph-properties fo:margin-left="0cm" fo:margin-right="0.3cm" fo:margin-top="0cm" fo:margin-bottom="0cm" loext:contextual-spacing="false" fo:line-height="0.564cm" fo:text-indent="1cm" style:auto-text-indent="false"/>
      <style:text-properties style:font-name="Lato"/>
    </style:style>
    <style:style style:name="P25" style:family="paragraph" style:parent-style-name="Tr_20_Body">
      <style:paragraph-properties fo:margin-left="0cm" fo:margin-right="0.3cm" fo:margin-top="0cm" fo:margin-bottom="0cm" loext:contextual-spacing="false" fo:line-height="100%"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26" style:family="paragraph" style:parent-style-name="Tr_20_Body">
      <style:paragraph-properties fo:margin-left="0cm" fo:margin-right="0.3cm" fo:margin-top="0cm" fo:margin-bottom="0cm" loext:contextual-spacing="false" fo:line-height="100%"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27" style:family="paragraph" style:parent-style-name="Tr_20_Body">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28" style:family="paragraph" style:parent-style-name="Tr_20_Body">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9"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30" style:family="paragraph" style:parent-style-name="Tr_20_Body">
      <style:paragraph-properties fo:margin-left="0cm" fo:margin-right="0.3cm" fo:margin-top="0cm" fo:margin-bottom="0cm" loext:contextual-spacing="false" fo:line-height="100%" fo:text-indent="1cm" style:auto-text-indent="false"/>
      <style:text-properties style:font-name="Lato" fo:font-size="11pt" fo:language="tr" fo:country="TR" style:font-size-asian="11pt" style:font-name-complex="Times New Roman" style:font-size-complex="11pt"/>
    </style:style>
    <style:style style:name="P31" style:family="paragraph" style:parent-style-name="Tr_20_Body">
      <style:paragraph-properties fo:margin-left="0cm" fo:margin-right="0.3cm" fo:margin-top="0cm" fo:margin-bottom="0cm" loext:contextual-spacing="false" fo:line-height="0.564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32"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style:font-size-asian="11pt" style:font-name-complex="Times New Roman" style:font-size-complex="11pt"/>
    </style:style>
    <style:style style:name="P33" style:family="paragraph" style:parent-style-name="Tr_20_Body">
      <style:paragraph-properties fo:margin-left="0cm" fo:margin-right="0.3cm" fo:margin-top="0cm" fo:margin-bottom="0cm" loext:contextual-spacing="false" fo:line-height="100%" fo:text-indent="1cm" style:auto-text-indent="false"/>
      <style:text-properties style:font-name="Lato" fo:font-size="11pt" style:font-size-asian="11pt" style:font-name-complex="Times New Roman" style:font-size-complex="11pt"/>
    </style:style>
    <style:style style:name="P34" style:family="paragraph" style:parent-style-name="Tr_20_Body">
      <style:paragraph-properties fo:margin-left="0cm" fo:margin-right="0.3cm" fo:margin-top="0cm" fo:margin-bottom="0cm" loext:contextual-spacing="false" fo:line-height="0.564cm" fo:text-indent="1cm" style:auto-text-indent="false"/>
      <style:text-properties style:font-name="Lato" fo:font-size="11pt" fo:font-weight="bold" style:font-size-asian="11pt" style:font-weight-asian="bold" style:font-name-complex="Times New Roman" style:font-size-complex="11pt"/>
    </style:style>
    <style:style style:name="P35" style:family="paragraph" style:parent-style-name="Tr_20_Body">
      <style:paragraph-properties fo:margin-left="0cm" fo:margin-right="0.3cm" fo:margin-top="0cm" fo:margin-bottom="0cm" loext:contextual-spacing="false" fo:line-height="0.564cm" fo:text-indent="1cm" style:auto-text-indent="false"/>
      <style:text-properties style:font-name="Lato" fo:font-size="11pt" fo:language="fr" fo:country="FR" fo:font-style="italic" style:font-size-asian="11pt" style:font-style-asian="italic" style:font-name-complex="Times New Roman" style:font-size-complex="11pt"/>
    </style:style>
    <style:style style:name="P36" style:family="paragraph" style:parent-style-name="Tr_20_Body">
      <style:paragraph-properties fo:margin-left="0cm" fo:margin-right="0.3cm" fo:margin-top="0cm" fo:margin-bottom="0cm" loext:contextual-spacing="false" fo:line-height="0.564cm" fo:text-indent="1cm" style:auto-text-indent="false"/>
      <style:text-properties style:font-name="Lato"/>
    </style:style>
    <style:style style:name="P37" style:family="paragraph" style:parent-style-name="Tr_20_Body">
      <style:paragraph-properties fo:margin-left="0cm" fo:margin-right="0.3cm" fo:margin-top="0cm" fo:margin-bottom="0cm" loext:contextual-spacing="false" fo:line-height="0.564cm" fo:text-indent="1cm" style:auto-text-indent="false"/>
      <style:text-properties style:text-position="super 58%" style:font-name="Lato" fo:font-size="11pt" fo:language="tr" fo:country="TR" style:font-size-asian="11pt" style:font-name-complex="Times New Roman" style:font-size-complex="11pt"/>
    </style:style>
    <style:style style:name="P38" style:family="paragraph" style:parent-style-name="Tr_20_Footnote_20_Text">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39" style:family="paragraph" style:parent-style-name="Tr_20_Footnote_20_Text">
      <style:paragraph-properties fo:margin-left="0cm" fo:margin-right="0.3cm" fo:line-height="0.564cm" fo:text-align="justify" style:justify-single-word="false" fo:text-indent="1cm" style:auto-text-indent="false"/>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40" style:family="paragraph" style:parent-style-name="Tr_20_Author">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41" style:family="paragraph" style:parent-style-name="Tr_20_Notes">
      <style:paragraph-properties fo:margin-left="0cm" fo:margin-right="0.3cm" fo:line-height="0.564cm" fo:text-indent="0cm" style:auto-text-indent="false"/>
      <style:text-properties style:font-name="Lato"/>
    </style:style>
    <style:style style:name="P42" style:family="paragraph" style:parent-style-name="Tr_20_Notes">
      <style:paragraph-properties fo:margin-left="0cm" fo:margin-right="0.3cm" fo:line-height="0.564cm" fo:text-indent="0cm" style:auto-text-indent="false"/>
      <style:text-properties style:font-name="Lato" fo:font-size="11pt" fo:language="tr" fo:country="TR" style:font-size-asian="11pt" style:font-name-complex="Times New Roman" style:font-size-complex="11pt"/>
    </style:style>
    <style:style style:name="P43" style:family="paragraph" style:parent-style-name="Tr_20_Body">
      <style:paragraph-properties fo:margin-left="0cm" fo:margin-right="0.3cm" fo:margin-top="0cm" fo:margin-bottom="0cm" loext:contextual-spacing="false" fo:line-height="0.564cm" fo:text-indent="0cm" style:auto-text-indent="false"/>
      <style:text-properties style:font-name="Lato" fo:font-size="11pt" fo:language="tr" fo:country="TR" style:font-size-asian="11pt" style:font-name-complex="Times New Roman" style:font-size-complex="11pt"/>
    </style:style>
    <style:style style:name="P44" style:family="paragraph" style:parent-style-name="Tr_20_Body">
      <style:text-properties style:font-name="Lato" fo:font-size="11pt" fo:language="tr" fo:country="TR" style:font-size-asian="11pt" style:font-name-complex="Times New Roman" style:font-size-complex="11pt"/>
    </style:style>
    <style:style style:name="P45" style:family="paragraph" style:parent-style-name="Tr_20_Body">
      <style:text-properties style:font-name="Lato" fo:language="tr" fo:country="TR"/>
    </style:style>
    <style:style style:name="P46" style:family="paragraph" style:parent-style-name="Tr_20_Body">
      <style:text-properties style:font-name="Lato" fo:language="tr" fo:country="TR" fo:font-style="italic" style:font-style-asian="italic" style:font-name-complex="Times New Roman" style:font-size-complex="16pt"/>
    </style:style>
    <style:style style:name="P47" style:family="paragraph" style:parent-style-name="Contents_20_5">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48" style:family="paragraph" style:parent-style-name="Contents_20_5">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49" style:family="paragraph" style:parent-style-name="Contents_20_5">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fo:language="fr" fo:country="FR" fo:font-weight="bold" style:font-size-asian="11pt" style:font-weight-asian="bold" style:font-name-complex="Times New Roman" style:font-size-complex="11pt"/>
    </style:style>
    <style:style style:name="P50" style:family="paragraph" style:parent-style-name="Tr_20_Body" style:master-page-name="Standard">
      <style:paragraph-properties style:page-number="auto"/>
      <style:text-properties style:font-name="Lato" fo:language="tr" fo:country="TR"/>
    </style:style>
    <style:style style:name="P51" style:family="paragraph" style:parent-style-name="Tr_20_Heading_20_2">
      <style:paragraph-properties fo:margin-left="0cm" fo:margin-right="0.3cm" fo:margin-top="0cm" fo:margin-bottom="0cm" loext:contextual-spacing="false" fo:text-align="justify" style:justify-single-word="false" fo:text-indent="1cm" style:auto-text-indent="false"/>
      <style:text-properties style:font-name="Lato" fo:font-size="18pt" fo:language="tr" fo:country="TR" fo:font-style="normal" style:font-size-asian="18pt" style:font-style-asian="normal" style:font-name-complex="Times New Roman" style:font-size-complex="18pt"/>
    </style:style>
    <style:style style:name="P52" style:family="paragraph" style:parent-style-name="Tr_20_Heading_20_2">
      <style:paragraph-properties fo:margin-left="0cm" fo:margin-right="0.3cm" fo:margin-top="0cm" fo:margin-bottom="0cm" loext:contextual-spacing="false" fo:text-align="justify" style:justify-single-word="false" fo:text-indent="1cm" style:auto-text-indent="false"/>
      <style:text-properties style:font-name="Lato" fo:language="tr" fo:country="TR" fo:font-style="normal" style:font-style-asian="normal" style:font-name-complex="Times New Roman" style:font-size-complex="16pt"/>
    </style:style>
    <style:style style:name="P53" style:family="paragraph" style:parent-style-name="Tr_20_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fo:font-style="normal" style:font-size-asian="14pt" style:font-style-asian="normal" style:font-name-complex="Times New Roman" style:font-size-complex="14pt"/>
    </style:style>
    <style:style style:name="P54" style:family="paragraph" style:parent-style-name="Tr_20_Heading_20_2">
      <style:paragraph-properties fo:margin-left="1cm" fo:margin-right="0.3cm" fo:margin-top="0cm" fo:margin-bottom="0cm" loext:contextual-spacing="false" fo:text-align="justify" style:justify-single-word="false" fo:text-indent="0cm" style:auto-text-indent="false"/>
      <style:text-properties style:font-name="Lato" fo:language="tr" fo:country="TR" fo:font-style="normal" style:font-style-asian="normal" style:font-name-complex="Times New Roman" style:font-size-complex="16pt"/>
    </style:style>
    <style:style style:name="P55" style:family="paragraph" style:parent-style-name="Contents_20_4">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style:font-size-asian="11pt" style:font-name-complex="Times New Roman" style:font-size-complex="11pt"/>
    </style:style>
    <style:style style:name="P56" style:family="paragraph" style:parent-style-name="Contents_20_4">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fo:language="fr" fo:country="FR" style:font-size-asian="11pt" style:font-name-complex="Times New Roman" style:font-size-complex="11pt"/>
    </style:style>
    <style:style style:name="P57" style:family="paragraph" style:parent-style-name="Contents_20_4">
      <style:paragraph-properties fo:margin-left="0cm" fo:margin-right="0.3cm" fo:margin-top="0cm" fo:margin-bottom="0cm" loext:contextual-spacing="false" fo:line-height="0.564cm" fo:text-align="justify" style:justify-single-word="false" fo:text-indent="0cm" style:auto-text-indent="false"/>
      <style:text-properties style:font-name="Lato"/>
    </style:style>
    <style:style style:name="P58" style:family="paragraph" style:parent-style-name="Tr_20_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59" style:family="paragraph" style:parent-style-name="Tr_20_Heading_20_1">
      <style:paragraph-properties fo:margin-left="0cm" fo:margin-right="0.3cm" fo:margin-top="0cm" fo:margin-bottom="0cm" loext:contextual-spacing="false" fo:text-align="justify" style:justify-single-word="false" fo:text-indent="0cm" style:auto-text-indent="false" fo:break-before="page"/>
      <style:text-properties style:font-name="Lato" fo:font-size="18pt" fo:language="tr" fo:country="TR" style:font-size-asian="18pt" style:font-name-complex="Times New Roman" style:font-size-complex="18pt"/>
    </style:style>
    <style:style style:name="P60" style:family="paragraph" style:parent-style-name="Tr_20_Heading_20_1">
      <style:paragraph-properties fo:margin-left="0cm" fo:margin-right="0.3cm" fo:margin-top="0cm" fo:margin-bottom="0cm" loext:contextual-spacing="false" fo:text-indent="1cm" style:auto-text-indent="false" fo:break-before="page"/>
      <style:text-properties style:font-name="Lato" fo:font-size="18pt" fo:language="tr" fo:country="TR" style:font-size-asian="18pt" style:font-name-complex="Times New Roman" style:font-size-complex="18pt"/>
    </style:style>
    <style:style style:name="P61" style:family="paragraph" style:parent-style-name="Tr_20_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62" style:family="paragraph" style:parent-style-name="Tr_20_Heading_20_1">
      <style:paragraph-properties fo:margin-left="0cm" fo:margin-right="0.3cm" fo:margin-top="0cm" fo:margin-bottom="0cm" loext:contextual-spacing="false" fo:text-indent="1cm" style:auto-text-indent="false" fo:break-before="page"/>
      <style:text-properties style:font-name="Lato" fo:font-size="18pt" style:font-size-asian="18pt" style:font-name-complex="Times New Roman" style:font-size-complex="18pt"/>
    </style:style>
    <style:style style:name="P63" style:family="paragraph" style:parent-style-name="Tr_20_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 style:font-size-complex="18pt"/>
    </style:style>
    <style:style style:name="P64" style:family="paragraph" style:parent-style-name="Tr_20_Heading_20_1">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65" style:family="paragraph" style:parent-style-name="Tr_20_Heading_20_1">
      <style:paragraph-properties fo:margin-left="0cm" fo:margin-right="0.3cm" fo:margin-top="0cm" fo:margin-bottom="0cm" loext:contextual-spacing="false" fo:text-indent="1cm" style:auto-text-indent="false"/>
      <style:text-properties style:font-name="Lato" fo:font-size="18pt" fo:language="tr" fo:country="TR" style:font-size-asian="18pt" style:font-name-complex="Times New Roman" style:font-size-complex="18pt"/>
    </style:style>
    <style:style style:name="P66" style:family="paragraph" style:parent-style-name="Tr_20_Heading_20_1">
      <style:paragraph-properties fo:margin-left="0cm" fo:margin-right="0.3cm" fo:margin-top="0cm" fo:margin-bottom="0cm" loext:contextual-spacing="false" fo:text-indent="1cm" style:auto-text-indent="false"/>
      <style:text-properties style:font-name="Lato" fo:font-size="16pt" fo:language="tr" fo:country="TR" style:font-size-asian="16pt" style:font-name-complex="Times New Roman" style:font-size-complex="16pt"/>
    </style:style>
    <style:style style:name="P67" style:family="paragraph" style:parent-style-name="Tr_20_Heading_20_1">
      <style:paragraph-properties fo:margin-left="0cm" fo:margin-right="0.3cm" fo:margin-top="0cm" fo:margin-bottom="0cm" loext:contextual-spacing="false" fo:text-indent="1cm" style:auto-text-indent="false"/>
      <style:text-properties style:font-name="Lato" fo:font-size="11pt" fo:language="tr" fo:country="TR" style:font-size-asian="11pt" style:font-name-complex="Times New Roman" style:font-size-complex="11pt"/>
    </style:style>
    <style:style style:name="P68" style:family="paragraph" style:parent-style-name="Tr_20_Title">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69" style:family="paragraph" style:parent-style-name="Tr_20_Title">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T1" style:family="text">
      <style:text-properties fo:language="tr" fo:country="TR" style:font-name-complex="Times New Roman" style:font-size-complex="11pt"/>
    </style:style>
    <style:style style:name="T2" style:family="text">
      <style:text-properties fo:language="tr" fo:country="TR" fo:font-weight="bold" style:font-weight-asian="bold" style:font-name-complex="Times New Roman" style:font-size-complex="11pt"/>
    </style:style>
    <style:style style:name="T3" style:family="text">
      <style:text-properties fo:language="tr" fo:country="TR" fo:font-weight="bold" style:font-weight-asian="bold" style:font-name-complex="Times New Roman" style:font-size-complex="11pt" style:font-weight-complex="bold"/>
    </style:style>
    <style:style style:name="T4" style:family="text">
      <style:text-properties fo:font-size="11pt" style:font-size-asian="11pt" style:font-name-complex="Times New Roman" style:font-size-complex="11pt"/>
    </style:style>
    <style:style style:name="T5" style:family="text">
      <style:text-properties fo:font-size="11pt" fo:font-weight="bold" style:font-size-asian="11pt" style:font-weight-asian="bold" style:font-name-complex="Times New Roman" style:font-size-complex="11pt"/>
    </style:style>
    <style:style style:name="T6" style:family="text">
      <style:text-properties fo:font-size="11pt" fo:language="fr" fo:country="FR" style:font-size-asian="11pt" style:font-name-complex="Times New Roman" style:font-size-complex="11pt"/>
    </style:style>
    <style:style style:name="T7" style:family="text">
      <style:text-properties fo:font-size="11pt" fo:language="tr" fo:country="TR" style:font-size-asian="11pt" style:font-name-complex="Times New Roman" style:font-size-complex="11pt"/>
    </style:style>
    <style:style style:name="T8" style:family="text">
      <style:text-properties fo:font-size="11pt" fo:language="tr" fo:country="TR" fo:font-weight="bold" style:font-size-asian="11pt" style:font-weight-asian="bold" style:font-name-complex="Times New Roman" style:font-size-complex="11pt"/>
    </style:style>
    <style:style style:name="T9" style:family="text">
      <style:text-properties fo:font-size="11pt" fo:language="tr" fo:country="TR" fo:font-weight="bold" style:font-size-asian="11pt" style:font-weight-asian="bold" style:font-name-complex="Times New Roman" style:font-size-complex="11pt" style:font-weight-complex="bold"/>
    </style:style>
    <style:style style:name="T10" style:family="text">
      <style:text-properties fo:font-size="11pt" fo:language="tr" fo:country="TR" fo:font-style="italic" style:font-size-asian="11pt" style:font-style-asian="italic" style:font-name-complex="Times New Roman" style:font-size-complex="11pt"/>
    </style:style>
    <style:style style:name="T11" style:family="text">
      <style:text-properties fo:font-size="11pt" fo:language="tr" fo:country="TR" fo:font-style="italic" style:font-size-asian="11pt" style:font-style-asian="italic" style:font-name-complex="Times New Roman" style:font-size-complex="11pt" style:font-style-complex="italic"/>
    </style:style>
    <style:style style:name="T12" style:family="text">
      <style:text-properties style:text-position="super 58%" fo:language="tr" fo:country="TR" style:font-name-complex="Times New Roman" style:font-size-complex="11pt"/>
    </style:style>
    <style:style style:name="T13" style:family="text">
      <style:text-properties style:text-position="super 58%" fo:font-size="11pt" fo:language="tr" fo:country="TR"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8"/>
      <text:p text:style-name="P68"/>
      <text:p text:style-name="P68"/>
      <text:p text:style-name="P68">KURAN, TEVRAT,</text:p>
      <text:p text:style-name="P68">ZEBUR VE İNCİL’DE </text:p>
      <text:p text:style-name="P68">HZ. MEHDİ (AS)</text:p>
      <text:p text:style-name="P25"/>
      <text:p text:style-name="P26"/>
      <text:p text:style-name="P26"/>
      <text:p text:style-name="P26"/>
      <text:p text:style-name="P25"/>
      <text:p text:style-name="P40">HARUN YAHYA</text:p>
      <text:p text:style-name="P40">(ADNAN OKTAR)</text:p>
      <text:p text:style-name="P27"/>
      <text:p text:style-name="P28"/>
      <text:p text:style-name="P28"/>
      <text:p text:style-name="P69"/>
      <text:p text:style-name="P44"/>
      <text:p text:style-name="P45"/>
      <text:p text:style-name="P45"/>
      <text:p text:style-name="P28"/>
      <text:p text:style-name="P28"/>
      <text:p text:style-name="P3">Bu kitapta kullanılan ayetler, Ali Bulaç'ın hazırladığı<text:line-break/>"Kur'an-ı Kerim ve Türkçe Anlamı" isimli mealden alınmıştır.</text:p>
      <text:p text:style-name="P29"/>
      <text:p text:style-name="P29"/>
      <text:p text:style-name="P6"><text:span text:style-name="T5">Birinci Baskı:</text:span><text:span text:style-name="T4"> Nisan 2011</text:span></text:p>
      <text:p text:style-name="P32"/>
      <text:p text:style-name="P32"/>
      <text:p text:style-name="P4">ARAŞTIRMA </text:p>
      <text:p text:style-name="P4">YAYINCILIK</text:p>
      <text:p text:style-name="P4"/>
      <text:p text:style-name="P4"/>
      <text:p text:style-name="P5">Talatpaşa Mah. Emirgazi Caddesi</text:p>
      <text:p text:style-name="P5">İbrahim Elmas İş Merkezi</text:p>
      <text:p text:style-name="P5">A Blok Kat 4 Okmeydanı - İstanbul</text:p>
      <text:p text:style-name="P5">Tel: (0 212) 222 00 88</text:p>
      <text:p text:style-name="P32"/>
      <text:p text:style-name="P32"/>
      <text:p text:style-name="P5">Baskı: Seçil Ofset</text:p>
      <text:p text:style-name="P5">100. Yıl Mahallesi MAS-SİT Matbaacılar Sitesi</text:p>
      <text:p text:style-name="P5">4. Cadde No: 77 Bağcılar-İstanbul</text:p>
      <text:p text:style-name="P5">Tel: (0 212) 629 06 15</text:p>
      <text:p text:style-name="P32"/>
      <text:p text:style-name="P32"/>
      <text:p text:style-name="P4">www. harunyahya.org - www.harunyahya.net</text:p>
      <text:p text:style-name="P4">www. harunyahya.tv</text:p>
      <text:p text:style-name="P34"/>
      <text:p text:style-name="P59">İçindekiler</text:p>
      <text:p text:style-name="P43"/>
      <text:p text:style-name="P43"/>
      <text:p text:style-name="P47">GİRİŞ</text:p>
      <text:p text:style-name="P55">Kuran, Tevrat, Zebur ve İncil'de Hz. Mehdi (as)</text:p>
      <text:p text:style-name="P55"/>
      <text:p text:style-name="P48">KURAN'DA MEHDİYETE VE DÜNYA HAKİMİYETİNE<text:line-break/>İŞARET EDEN AYETLER</text:p>
      <text:p text:style-name="P48"/>
      <text:p text:style-name="P48">TEVRAT'DA VE MUSEVİ KAYNAKLARDA<text:line-break/>HAZRETİ MEHDİ (AS)</text:p>
      <text:p text:style-name="P55">Musevi Kaynaklarda Hz. Mehdi (as)'ın Gelişinden Önceki Dönemin<text:line-break/>Özellikleri</text:p>
      <text:p text:style-name="P55">Musevi Kaynaklarda Hz. Mehdi (as)'ın Özellikleri</text:p>
      <text:p text:style-name="P55">Musevi Kaynaklarda Hz. Mehdi (as)'ın Hakimiyet Dönemi</text:p>
      <text:p text:style-name="P55"/>
      <text:p text:style-name="P48">ZEBUR'DA HAZRETİ MEHDİ (AS) VE<text:line-break/>HAKİMİYET DÖNEMİ</text:p>
      <text:p text:style-name="P48"/>
      <text:p text:style-name="P48">İNCİL'DE HAZRETİ MEHDİ (AS)</text:p>
      <text:p text:style-name="P55">İncil'de Hz. Mehdi (as)'ın Gelişinden Önceki Dönemin Özellikleri</text:p>
      <text:p text:style-name="P55">İncil'de Hazreti Mehdi (as)'ın Hakimiyet Dönemi</text:p>
      <text:p text:style-name="P57"><text:span text:style-name="T4">İncil'de Geçen Faraklit Kelimesi Hz. </text:span><text:span text:style-name="T6">Mehdi (as)'a İşaret Etmektedir<text:line-break/>(Doğrusunu Allah bilir)</text:span></text:p>
      <text:p text:style-name="P56">İncil'de Geçen "Su Testisini Taşıyan Adam" Hz. Mehdi (as)'a İşaret Etmektedir<text:line-break/>(Doğrusunu Allah bilir)</text:p>
      <text:p text:style-name="P56"/>
      <text:p text:style-name="P49">SONUÇ</text:p>
      <text:p text:style-name="P49"/>
      <text:p text:style-name="P49">EK BÖLÜM: EVRİM YANILGISI</text:p>
      <text:p text:style-name="P60">Okuyucuya</text:p>
      <text:p text:style-name="P28"/>
      <text:p text:style-name="P28"/>
      <text:p text:style-name="P10">-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0">-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 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mani ve siyasi konularda yararlanabileceği zengin bir kaynak birikiminin bulunduğuna şahit olacaktır.</text:p>
      <text:p text:style-name="P10">- 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28"/>
      <text:p text:style-name="P28"/>
      <text:p text:style-name="P28"/>
      <text:p text:style-name="P28"/>
      <text:p text:style-name="P62">Yazar ve Eserleri Hakkında</text:p>
      <text:p text:style-name="P28"/>
      <text:p text:style-name="P28"/>
      <text:p text:style-name="P2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1">Harun Yahya'nın eserleri yaklaşık 40.000 resmin yer aldığı toplam 55.000 sayfalık bir külliyattır ve bu külliyat 72 farklı dile çevrilmiştir.</text:p>
      <text:p text:style-name="P21">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 </text:p>
      <text:p text:style-name="P2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1"><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1">Bu gerçekler göz önünde bulundurulduğunda, insanların görmediklerini görmelerini sağlayan, hidayetlerine vesile olan bu eserlerin okunmasını teşvik etmenin de, çok önemli bir hizmet olduğu ortaya çıkmaktadır.</text:p>
      <text:p text:style-name="P2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1">Bu önemli hizmette öncü rolü üstlenmiş olan Harun Yahya Külliyatı, Allah'ın izniyle, 21. yüzyılda dünya insanlarını Kuran'da tarif edilen huzur ve barışa, doğruluk ve adalete, güzellik ve mutluluğa taşımaya bir vesile olacaktır.</text:p>
      <text:p text:style-name="P28"/>
      <text:p text:style-name="P28"/>
      <text:p text:style-name="P28"/>
      <text:p text:style-name="P28"/>
      <text:p text:style-name="P63">Giriş</text:p>
      <text:p text:style-name="P33"/>
      <text:p text:style-name="P51">Kuran, Tevrat, Zebur ve İncil'de Hz. Mehdi (as)</text:p>
      <text:p text:style-name="P31"/>
      <text:p text:style-name="P28"/>
      <text:p text:style-name="P28">Yüce Rabbimiz, Kuran'da iman edenlere "Arz"da yani bütün yeryüzü üzerinde kutlu bir hakimiyet vaat etmiştir. Rabbimiz'in vaadi gereği, iman edip salih amellerde bulunanlar bu dünya yurduna mirasçı olacak, İslam ahlakı dünyaya hakim olacaktır. Bu; güzelliğin, bereketin, neşenin, sevincin, aydınlığın, temizliğin, barışın, adaletin, kardeşliğin, sevginin dünyaya hakim olması demektir. Allah'a Bir ve Tek olarak samimi imanın hakim olduğu bu dönemde, tüm batıl inanç ve felsefeler, dinsiz ideolojiler yeryüzünden kalkacaktır. Yüce Allah, bu büyük hakimiyete ahir zamanda Hz. İsa (as) ve Hz. Mehdi (as)'ı vesile kılacaktır. </text:p>
      <text:p text:style-name="P28">Hz. Mehdi (as), Peygamberimiz (sav)'den rivayet edilen yüzlerce mütevatir hadis ile müjdelenmiş; ahir zaman alametleri, Hz. Mehdi (as)'ın fiziksel özellikleri, zuhuru ve zuhurundan önceki ve sonraki dönem oldukça detaylı bir şekilde tarif edilmiştir. Yüce Allah'ın izniyle bu rivayetlerin Hicri 1400 (1979 yılı) itibariyle gerçekleşmiş olmasından, şu anda ahir zamanda yaşadığımız ve Hz. Mehdi (as)'ın zuhur ettiği anlaşılmaktadır. Hadislerle mutabık olarak gerçekleşen tüm alametlerden, Rabbimiz'in takdiri ile, Hz. İsa (as) ve Hz. Mehdi (as)'ın önderliğinde İslam ahlakının dünya hakimiyetinin gerçekleşmesine az bir süre kaldığı açıkça görülmektedir.</text:p>
      <text:p text:style-name="P28">Kuran'da İslam ahlakının dünya hakimiyeti ve Mehdiyet detaylı olarak anlatılmıştır: </text:p>
      <text:p text:style-name="P24"><text:span text:style-name="T7">-<text:tab/>Büyük İslam alimleri </text:span><text:span text:style-name="T8">Kuran tefsirlerinde, Hz. Mehdi (as)'a ve onun çevresindeki mümin topluluğuna işaret eden çeşitli ayetleri</text:span><text:span text:style-name="T7"> açıklamışlardır.</text:span></text:p>
      <text:p text:style-name="P24"><text:span text:style-name="T7">-<text:tab/>Yüce Allah Kuran'da Müslümlanlara birlik olmayı emretmiş, onlara bunu farz kılmıştır. Tarih boyunca dönemin Mehdilerinin önderliğinde birlik içinde yaşayan Müslümanlar, bugün de Rabbimiz'in emri gereği bir lider önderliğinde birlik olmak zorundadırlar. Ahir zamanda</text:span><text:span text:style-name="T9"> Rabbimiz'in vaadi gereği birlik haline gelecek olan Müslümanların manevi lideri de Hz. Mehdi (as) olacaktır. </text:span><text:span text:style-name="T7">Dolayısıyla, </text:span><text:span text:style-name="T9">Müslümanların birlik olmasını anlatan her ayet Mehdiyeti anlatır.</text:span></text:p>
      <text:p text:style-name="P24"><text:span text:style-name="T7">-<text:tab/>Yüce Rabbimiz, Kuran'da bildirdiği Peygamber kıssalarında da akıl sahipleri için hikmetler olduğunu haber vermiştir. Her Peygamber, kendi devrinin Mehdisi'dir. Dolayısıyla </text:span><text:span text:style-name="T9">her Peygamber kıssasında, içinde bulunduğumuz ahir zamana, yani Mehdiyete bakan işaretler bulunmaktadır.</text:span><text:span text:style-name="T7"> Kehf Suresi'nde, Hz. Süleyman (as) ve Hz. Zülkarneyn (as) kıssalarında Mehdiyete işaret eden ayetler olduğu ise Peygamberimiz (sav) tarafından da bildirilen bir gerçektir.</text:span></text:p>
      <text:p text:style-name="P24"><text:span text:style-name="T7">-<text:tab/>Tarih boyunca iyiler ve kötüler arasında, şeytanın taraftarlarıyla Hakkın taraftarları arasında süregelen bir mücadele olmuştur. Kuran'da Yüce Allah, bu büyük mücadeleyi tarif etmiş ve bunun örneklerini vermiştir. Adetullah gereği, </text:span><text:span text:style-name="T9">ahir zamanda da deccaliyet ve Mehdiyet arasında büyük bir mücadele yaşanmaktadır.</text:span><text:span text:style-name="T7"> Dolayısıyla, </text:span><text:span text:style-name="T9">Kuran'da bu mücadeleyi anlatan her ayet de, yine Mehdiyet'e işaret etmektedir.</text:span><text:span text:style-name="T7"> </text:span></text:p>
      <text:p text:style-name="P28">Açıktır ki, Rabbimiz Kuran'daki pek çok ayetle, Mehdiyeti ve İslam ahlakının dünya hakimiyetini Müslümanlara haber vermiştir. </text:p>
      <text:p text:style-name="P36"><text:soft-page-break/><text:span text:style-name="T7">Hz. Mehdi (as)'ın zuhuru, diğer kutsal kitaplarda da haber verilmiş olan bir gerçektir. Tevrat ve Kitabı Mukaddes'in Mezmurlar bölümünü oluşturan Zebur, Kuran ayetleri ve Peygamber Efendimiz (sav)'in hadisleri ile mutabık olan ve zaman içinde değiştirilmeden korunmuş bölümler içermektedir. Kuran'da, "Andolsun, Biz Zikirden (Tevrat'dan) sonra Zebur'da da: </text:span><text:span text:style-name="T9">"Şüphesiz Arz'a salih kullarım varisçi olacaktır"</text:span><text:span text:style-name="T7"> diye yazdık. (Enbiya Suresi, 105) ayetiyle, Hz. Mehdi (as)'ın gelişinin ve dünya hakimiyetinin, Tevrat ve Zebur'da da müjdelendiği haber verilmektedir. Nitekim Tevrat ve Zebur'u incelediğimizde, bu gerçeğin oldukça detaylı ve Kuran ayetleri ve hadislerle mutabık şekilde bildirilmiş olduğu görülmektedir. Hak olan söz konusu bölümlerin içinde, "Maşiyah", "Kral Mesih", "Shiloh (gönderilmiş olan, Allah'ın armağanı)" ve çeşitli başka isimlerle Hz. Mehdi (as)'ın zuhuru ve dünya hakimiyeti anlatılmış, Hz. Mehdi (as)'ın zuhurundan önceki ve sonraki dönem de tarif edilmiştir. </text:span></text:p>
      <text:p text:style-name="P28">Peygamberimiz (sav)'in hadislerinde de, Hz. Mehdi (as)'ın zuhurunun, Allah'ın vahyi olan tüm kitaplarda haber verildiği şöyle bildirilmektedir:</text:p>
      <text:p text:style-name="P13"><text:span text:style-name="T1">Naim buyurdu ki: </text:span><text:span text:style-name="T2">Ben Hz. Mehdi (as)'ı Peygamberlerin suhufunda (sahifelerde; Adem, Şit, İdris ve İbrahim Peygamberlere indirilen sahife şeklindeki kitaplarda) şöyle bulurum:</text:span><text:span text:style-name="T1"> "Hz. Mehdi (as)'ın amelinde ne zulüm ne de ayıp yoktur." (Kitab-ül Burhan Fi Alamet-il Mehdiyy-il Ahir Zaman, sf. 21)</text:span></text:p>
      <text:p text:style-name="P13"><text:span text:style-name="T3">Peygamberlere dair olan kitaplarda, "Hz. Mehdi (as)'ın işi zulüm ve kötülük değildir"</text:span><text:span text:style-name="T1"> şeklinde işaret edilmiştir. (El-Kavlu'l Muhtasar Fi Alamet-il Mehdiyy-il Muntazar, sf. 49)</text:span></text:p>
      <text:p text:style-name="P13"><text:span text:style-name="T1">İbni Münavi diyor ki: </text:span><text:span text:style-name="T3">"Danyal (as)'ın kitabında şöyle yazılıdır."... Hz. Mehdi (as) çıkacak</text:span><text:span text:style-name="T1"> ve Allah-u Teala daha önce fesada uğrayanları ve iman ehlini onunla kurtaracaktır. Sünnetler onunla ihya edilecek... (Bu hadis Kitab-ül Burhan Fi Alamet-il Mehdiyy-il Ahir Zaman isimli kitabın Süleymaniye Kütüphanesi'nde bulunan el yazılı bir nüshasında mevcuttur.)</text:span></text:p>
      <text:p text:style-name="P28">Bu hadislerden anlaşılıyor ki; Mehdiyet, bütün hak dinlerin kitaplarında yer almıştır ve Müslümanlar bu kitaplara baktıklarında Hz. Mehdi (as)'ı bulacaklardır.</text:p>
      <text:p text:style-name="P28">Aynı şekilde İncil'in Kuran'la mutabıklık gösteren hak olan bölümlerinde de Hz. Mehdi (as)'ın gelişi müjdelenmiştir. İncil'de geçen "Faraklit" ve "su testisi taşıyan adam" tanımlamaları dikkat çekicidir. Bu ifadelerle, Hz. İsa (as)'ın ahir zamanda geleceğini müjdelediği; dünyaya barış, huzur, birlik ve beraberlik, sevinç ve mutluluk getirecek bir liderden bahsedilmekte ve Kova burcundan bir kişiye işaret edilmektedir. (Aynı zamanda, 2012 yılının, Kova Çağının başlangıcı olarak kabul etmesi de çok manidardır.) Hz. İsa (as) havarilerine, kendisinden sonra gelecek bu güvenilir kişiye uymalarını, onun sözünü dinlemelerini ve son ana kadar onu izlemelerini öğütlemektedir. </text:p>
      <text:p text:style-name="P28">Bunların yanı sıra, İncil'de belirtilen ahir zaman alametleri ile Hz. İsa (as) ve Hz. Mehdi (as)'ın zuhurundan sonraki zamana dair tarifler de, Kuran ayetleriyle ve Peygamberimiz (sav)'den rivayet edilen hadislerle büyük bir mutabakat içermektedir. Dolayısıyla İncil'e göre de ahir zaman alametlerinin hemen hepsi birbiri peşi sıra ortaya çıkmaktadır. Tüm bunlardan, başta İslami kaynaklara, ardından da İncil, Tevrat ve Zebur'a dayanarak içinde bulunduğumuz dönemin Hz. Mehdi (as)'ın faaliyet yaptığı dönem olduğu açıkça söylenebilmektedir. </text:p>
      <text:p text:style-name="P28">Bu kitapçıkta, Mehdiyete ve İslam ahlakının dünya hakimiyetine işaret eden bazı Kuran ayetleri ile Tevrat, İncil ve Zebur'dan pasajların bir bölümüne yer verilmektedir. İçinde <text:soft-page-break/>bulunduğumuz ahir zamanda, Rahman ve Rahim olan Allah, Hz. İsa (as) ve Hz. Mehdi (as)'ı vesile ederek, kulları için seçip beğendiği Hak dini egemen kılacak ve üstün Gücünü, yüce Kudretini tüm dünyaya gösterecektir. İçinde yaşadığımız zaman çok kutlu ve güzel bir dönemin başlangıcıdır. İslam ahlakının yeryüzüne hakimiyeti, Allah'ın vaadidir ve Rabbimiz'in bu vaadi mutlaka gerçekleşecektir: </text:p>
      <text:p text:style-name="P23">(Bu,) Allah'ın va'didir; Allah, vadinden geri dönmez. Ancak insanların çoğu bilmezler. (Rum Suresi, 6)</text:p>
      <text:p text:style-name="P28"/>
      <text:p text:style-name="P60">Kuran’da Mehdiyete ve Dünya Hakimiyetine </text:p>
      <text:p text:style-name="P65">İşaret Eden Ayetler</text:p>
      <text:p text:style-name="P28"/>
      <text:p text:style-name="P28"/>
      <text:p text:style-name="P13"><text:span text:style-name="T1">Andolsun, Biz Zikirden (Tevrat'dan) sonra Zebur'da da: </text:span><text:span text:style-name="T3">"Şüphesiz Arz'a salih kullarım varisçi olacaktır"</text:span><text:span text:style-name="T1"> diye yazdık. (Enbiya Suresi, 105)</text:span></text:p>
      <text:p text:style-name="P14"/>
      <text:p text:style-name="P13"><text:span text:style-name="T1">Allah, içinizden iman edenlere ve salih amellerde bulunanlara </text:span><text:span text:style-name="T2">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text:span><text:span text:style-name="T1"> Onlar, yalnızca Bana ibadet ederler ve Bana hiçbir şeyi ortak koşmazlar. Kim bundan sonra inkar ederse, işte onlar fasıktır. (Nur Suresi, 55)</text:span></text:p>
      <text:p text:style-name="P14"/>
      <text:p text:style-name="P13"><text:span text:style-name="T1">Allah, yazmıştır: </text:span><text:span text:style-name="T3">"Andolsun, Ben galip geleceğim ve elçilerim de.</text:span><text:span text:style-name="T1">" Gerçekten Allah, en büyük kuvvet sahibidir, güçlü ve üstün olandır. (Mücadele Suresi, 21)</text:span></text:p>
      <text:p text:style-name="P14"/>
      <text:p text:style-name="P13"><text:span text:style-name="T1">Elçilerini hidayet ve hak din üzere gönderen O'dur. Öyle </text:span><text:span text:style-name="T2">ki onu (hak din olan İslam'ı) bütün dinlere karşı üstün kılacaktır; müşrikler hoş görmese bile.</text:span><text:span text:style-name="T1"> (Saff Suresi, 9)</text:span></text:p>
      <text:p text:style-name="P15"/>
      <text:p text:style-name="P13"><text:span text:style-name="T2">Müşrikler istemese de O dini (İslam'ı) bütün dinlere üstün kılmak için elçisini hidayetle ve hak dinle gönderen O'dur.</text:span><text:span text:style-name="T1"> (Tevbe Suresi, 33)</text:span></text:p>
      <text:p text:style-name="P15"/>
      <text:p text:style-name="P13"><text:span text:style-name="T2">Allah, suçlu-günahkarlar istemese de, hakkı (hak olarak) Kendi kelimeleriyle gerçekleştirecektir.</text:span><text:span text:style-name="T1"> (Yunus Suresi, 82)</text:span></text:p>
      <text:p text:style-name="P14"/>
      <text:p text:style-name="P13"><text:span text:style-name="T1">Onlar, Allah'ın nurunu ağızlarıyla söndürmek istiyorlar. Oysa </text:span><text:span text:style-name="T2">Allah, Kendi nurunu tamamlayıcıdır; kafirler hoş görmese bile.</text:span><text:span text:style-name="T1"> Elçilerini hidayet ve hak din üzere gönderen O'dur. </text:span><text:span text:style-name="T2">Öyle ki onu (hak din olan İslam'ı) bütün dinlere karşı üstün kılacaktır; müşrikler hoş görmese bile.</text:span><text:span text:style-name="T1"> (Saff Suresi, 8-9)</text:span></text:p>
      <text:p text:style-name="P14"/>
      <text:p text:style-name="P13"><text:span text:style-name="T1">Ağızlarıyla Allah'ın nurunu söndürmek istiyorlar. Oysa kafirler istemese de </text:span><text:span text:style-name="T2">Allah, Kendi nurunu tamamlamaktan başkasını istemiyor.</text:span><text:span text:style-name="T1"> Müşrikler istemese de, </text:span><text:span text:style-name="T2">O, dini (İslam'ı) bütün dinlere üstün kılmak için elçisini hidayetle ve hak dinle gönderen O'dur. </text:span><text:span text:style-name="T1">(Tevbe Suresi, 32-33)</text:span></text:p>
      <text:p text:style-name="P16"/>
      <text:p text:style-name="P13"><text:span text:style-name="T3">Şüphesiz, Biz sana apaçık bir fetih verdik.</text:span><text:span text:style-name="T1"> Öyle ki Allah, senin geçmiş ve gelecek (her) günahını bağışlasın, üzerindeki nimetini tamamlasın ve seni dosdoğru bir yola yöneltsin. </text:span><text:span text:style-name="T3">Ve Allah, sana 'üstün ve onurlu' bir zaferle yardım etsin. </text:span><text:span text:style-name="T1">(Fetih Suresi, 1-3)</text:span></text:p>
      <text:p text:style-name="P15"/>
      <text:p text:style-name="P13"><text:span text:style-name="T2">... Bu yurdun sonu kimindir, inkar edenler pek yakında bileceklerdir.</text:span><text:span text:style-name="T1"> (Rad Suresi, 42)</text:span></text:p>
      <text:p text:style-name="P15"><text:soft-page-break/></text:p>
      <text:p text:style-name="P13"><text:span text:style-name="T2">Ki O, elçilerini hidayetle ve hak din ile, diğer bütün dinlere karşı üstün kılmak için gönderdi.</text:span><text:span text:style-name="T1"> Şahid olarak Allah yeter. (Fetih Suresi, 28)</text:span></text:p>
      <text:p text:style-name="P16"/>
      <text:p text:style-name="P13"><text:span text:style-name="T3">"Ve onlardan sonra sizi o arza mutlaka yerleştireceğiz.</text:span><text:span text:style-name="T1"> İşte bu, makamımdan korkana ve tehdidimden korkana ait (bir ayrıcalıktır)." (Peygamberler) Fetih istediler, (sonunda) her zorba inatçı bozguna uğrayıp -yok oldu- gitti. (İbrahim Suresi, 14-15)</text:span></text:p>
      <text:p text:style-name="P16"/>
      <text:p text:style-name="P13"><text:span text:style-name="T3">Allah'ın yardımı ve fetih geldiği zaman ve insanların Allah'ın dinine dalga dalga girdiklerini gördüğünde,</text:span><text:span text:style-name="T1"> hemen Rabbini hamd ile tesbih et ve O'ndan mağfiret dile. Çünkü O, tevbeleri çok kabul edendir. (Nasr Suresi, 1-3)</text:span></text:p>
      <text:p text:style-name="P14"/>
      <text:p text:style-name="P13"><text:span text:style-name="T1">Ve seveceğiniz bir başka (nimet) daha var: </text:span><text:span text:style-name="T3">Allah'tan 'yardım ve zafer (nusret)' ve yakın bir fetih.</text:span><text:span text:style-name="T1"> Mü'minleri müjdele. (Saff Suresi, 13) </text:span></text:p>
      <text:p text:style-name="P14"/>
      <text:p text:style-name="P13"><text:span text:style-name="T1">Andolsun, (peygamber olarak) gönderilen kullarımıza (şu) sözümüz geçmiştir: </text:span><text:span text:style-name="T2">Gerçekten onlar, muhakkak nusret (yardım ve zafer) bulacaklardır. Ve hiç şüphesiz; Bizim ordularımız, üstün gelecek olanlar onlardır.</text:span><text:span text:style-name="T1"> (Saffat Suresi, 171-173) </text:span></text:p>
      <text:p text:style-name="P14"/>
      <text:p text:style-name="P13"><text:span text:style-name="T1">"Hayır, </text:span><text:span text:style-name="T3">Biz hakkı batılın üstüne fırlatırız, o da onun beynini darmadağın eder.</text:span><text:span text:style-name="T1"> Bir de bakarsın ki, o, yok olup gitmiştir. (Allah'a karşı) Nitelendiregeldiklerinizden dolayı eyvahlar size." (Enbiya Suresi, 18)</text:span></text:p>
      <text:p text:style-name="P14"/>
      <text:p text:style-name="P13"><text:span text:style-name="T1">Ve sizi onların topraklarına, yurtlarına, mallarına ve daha ayak basmadığınız bir yere </text:span><text:span text:style-name="T3">mirasçı kıldı.</text:span><text:span text:style-name="T1"> Allah, her şeye güç yetirendir. (Ahzab Suresi, 27)</text:span></text:p>
      <text:p text:style-name="P14"/>
      <text:p text:style-name="P13"><text:span text:style-name="T1">Kendisine bereketler kıldığımız yerin doğusuna da, batısına da o hor kılınıp-zayıf bırakılanları (müstaz'afları) </text:span><text:span text:style-name="T3">mirasçılar kıldık</text:span><text:span text:style-name="T1">... (Araf Suresi, 137)</text:span></text:p>
      <text:p text:style-name="P28"/>
      <text:p text:style-name="P60">Tevrat’da ve Musevi Kaynaklarda</text:p>
      <text:p text:style-name="P65">Hazreti Mehdi (as)</text:p>
      <text:p text:style-name="P28"/>
      <text:p text:style-name="P28"/>
      <text:p text:style-name="P54">Musevi Kaynaklarda Hz. Mehdi (as)'ın<text:line-break/>Gelişinden Önceki Dönemin Özellikleri </text:p>
      <text:p text:style-name="P17"/>
      <text:p text:style-name="P13"><text:span text:style-name="T1">Davud oğlunun [Hz. Mehdi (as)'ın] geleceği nesilde... </text:span><text:span text:style-name="T2">tüm devletler Minim dinini [ateizmi] kabul edecek ve verilen öğütlerden yüz çevrilecek...</text:span><text:span text:style-name="T1"> (Talmud, Sanhedrin 97a)</text:span></text:p>
      <text:p text:style-name="P13"><text:span text:style-name="T1">Mesih'in [Hz. Mehdi (as)'ın] çağı gelmeden önceki sürede... </text:span><text:span text:style-name="T3">günahtan korkan insanlar hor görülecek ve gerçeklerden yoksun kalınacak</text:span><text:span text:style-name="T1">... (Talmud, Sota 49b)</text:span></text:p>
      <text:p text:style-name="P13"><text:span text:style-name="T1">Davud oğlu'nun [Hz. Mehdi (as)'ın] geleceği nesilde... </text:span><text:span text:style-name="T3">kötü insan takdir görecek...</text:span><text:span text:style-name="T1"> (Talmud, Sanhedrin 97a)</text:span></text:p>
      <text:p text:style-name="P13"><text:span text:style-name="T1">Mesih'in [Hz. Mehdi (as)'ın] çağı gelmeden önceki sürede... </text:span><text:span text:style-name="T2">devlet yönetimleri delalete düşecek [dini inançlara ters düşecek] ve onları kınayacak kimse olmayacak...</text:span><text:span text:style-name="T1"> (Talmud, Sota 49b)</text:span></text:p>
      <text:p text:style-name="P13"><text:span text:style-name="T1">Davud oğlunun [Hz. Mehdi (as)'ın] geleceği nesilde... </text:span><text:span text:style-name="T3">soyguncular ve soyguncuların soyguncuları olacak...</text:span><text:span text:style-name="T1"> (Talmud, Kethuboth 112b)</text:span></text:p>
      <text:p text:style-name="P13"><text:span text:style-name="T1">Davud oğlunun [Hz. Mehdi (as)'ın] geleceği yedi yıllık sürenin sonunda... açlık okları gönderilecek... </text:span><text:span text:style-name="T3">büyük bir kıtlık olacak ve bunda erkekler, kadınlar, çocuklar, dindar adamlar ve azizler ölecek... </text:span><text:span text:style-name="T1">(Talmud, Sanhedrin 97a)</text:span></text:p>
      <text:p text:style-name="P13"><text:span text:style-name="T1">... </text:span><text:span text:style-name="T3">Bağbozumu olmayacak, devşirecek meyve bulunmayacak...</text:span><text:span text:style-name="T1"> Güzel tarlalar, verimli asmalar, halkımın diken ve çalı bitmiş toprakları için, neşeli kentteki mutluluk dolu evler için göğsünüzü dövün. (Yeşaya, 32:10-13)</text:span></text:p>
      <text:p text:style-name="P13"><text:span text:style-name="T1">Davud oğlunun [Hz. Mehdi (as)'ın] geldiği nesilde... sürekli yeni belalar ve şeytani kararların yürürlüğe konması olacak; </text:span><text:span text:style-name="T3">her yeni kötülük, bir diğeri bitmeden hızla gelecek...</text:span><text:span text:style-name="T1"> (Talmud, Sanhedrin 97a)</text:span></text:p>
      <text:p text:style-name="P13"><text:span text:style-name="T3">Tekrar kurtulacaklarına dair ümitlerini kaybetmedikçe</text:span><text:span text:style-name="T1"> [Hz. Mehdi (as)] gelmeyecek... (Talmud, Sanhedrin 97a)</text:span></text:p>
      <text:p text:style-name="P13"><text:span text:style-name="T1">Davud oğlunun [Hz. Mehdi (as)'ın] geleceği nesilde,</text:span><text:span text:style-name="T3"> alimlerin toplanma meclisleri, fuhuş evleri haline gelecek...</text:span><text:span text:style-name="T1"> (Talmud, Sanhedrin 97a)</text:span></text:p>
      <text:p text:style-name="P13"><text:span text:style-name="T1">Mesih'in [Hz. Mehdi (as)'ın] geleceği nesilde... </text:span><text:span text:style-name="T3">babası ayıpladığında oğlu utanmayacak... </text:span><text:span text:style-name="T1">(Talmud, Sanhedrin 97a)</text:span></text:p>
      <text:p text:style-name="P13"><text:span text:style-name="T1">Mesih'in [Hz. Mehdi (as)'ın] çağı gelmeden önceki sürede... sınırlarda yaşayanlar bir yerden diğerine [yardım dileyerek] gezinecek; </text:span><text:span text:style-name="T3">fakat hiç kimse onlara acımayacak...</text:span><text:span text:style-name="T1"> (Talmud, Sota 49b)</text:span></text:p>
      <text:p text:style-name="P13"><text:span text:style-name="T1">... </text:span><text:span text:style-name="T3">Savaşmaları için bütün ulusları biraraya getireceğim...</text:span><text:span text:style-name="T1"> Evler yağmalanacak, kadınların ırzına geçilecek. Kentte yaşayanların yarısı sürgüne gönderilecek... (Zekeriya, 14:2)</text:span></text:p>
      <text:p text:style-name="P13"><text:span text:style-name="T1">... Savaşan bütün halkları Rab şu belayla cezalandıracak: </text:span><text:span text:style-name="T3">Daha sağken bedenleri, gözleri, dilleri çürüyecek.</text:span><text:span text:style-name="T1"> (Zekeriya, 14:12)</text:span></text:p>
      <text:p text:style-name="P13"><text:span text:style-name="T2">... Sevinçten eser kalmadı, dünyanın coşkusu yok oldu. </text:span><text:span text:style-name="T1">(Yeşaya, 24:11)</text:span></text:p>
      <text:p text:style-name="P13"><text:soft-page-break/><text:span text:style-name="T1">... </text:span><text:span text:style-name="T3">Dünyanın temelleri sarsılacak... sarsıldıkça sarsılacak.</text:span><text:span text:style-name="T1"> Dünya... yalpalayacak, bir kulübe gibi sallanacak... (Yeşaya, 24:18-20)</text:span></text:p>
      <text:p text:style-name="P13"><text:span text:style-name="T1">... Orduların Rab'bi tarafından, </text:span><text:span text:style-name="T2">gök gürlemesiyle ve zelzele ile ve büyük gürültü ile, kasırga ile ve sağanakla ve yiyip bitiren ateş aleviyle yoklama olacak.</text:span><text:span text:style-name="T1"> (Yeşaya, 29:6)</text:span></text:p>
      <text:p text:style-name="P13"><text:span text:style-name="T1">Davud oğlunun [Hz. Mehdi (as)'ın] geleceği yedi yıllık sürenin sonunda, ilk yılda bu ayet gerçekleşecek: </text:span><text:span text:style-name="T3">Bir şehrin üzerine yağmur yağdırırken, diğerinin üzerine yağmur yağdırmayacağım...</text:span><text:span text:style-name="T1"> (Talmud, Sanhedrin 97a)</text:span></text:p>
      <text:p text:style-name="P13"><text:span text:style-name="T1">... Yeşaya'nın </text:span><text:span text:style-name="T2">Babil'le* ilgili bildirisi</text:span><text:span text:style-name="T1">:... Araçlarıyla uzak bir ülkeden, dünyanın öbür ucundan bütün </text:span><text:span text:style-name="T2">ülkeyi yerle bir etmek üzere geliyor... Evleri yağmalanacak, kadınlarının ırzına geçilecek... Oklarıyla gençleri parçalayacak, bebeklere acımayacak, çocukları esirgemeyecekler.</text:span><text:span text:style-name="T1"> (Yeşaya, 13:1, 5, 16-18) *Babil: Günümüz Irak'ın başkenti Bağdat yakınlarında bulunan eski bir şehir ismidir.</text:span></text:p>
      <text:p text:style-name="P28"/>
      <text:p text:style-name="P28"/>
      <text:p text:style-name="P52">Musevi Kaynaklarda Hz. Mehdi (as)'ın </text:p>
      <text:p text:style-name="P52">Özellikleri</text:p>
      <text:p text:style-name="P17"/>
      <text:p text:style-name="P13"><text:span text:style-name="T1">[Hz. Mehdi (as)'ın] davranışının temeli </text:span><text:span text:style-name="T3">adalet ve sadakat olacak. </text:span><text:span text:style-name="T1">(Yeşaya, 11:5)</text:span></text:p>
      <text:p text:style-name="P13"><text:span text:style-name="T1">[Hz. Mehdi (as)] </text:span><text:span text:style-name="T2">yoksulları adaletle yargılayacak, yeryüzünde ezilenler için dürüstçe karar verecek...</text:span><text:span text:style-name="T1"> (Yeşaya, 11:4)</text:span></text:p>
      <text:p text:style-name="P13"><text:span text:style-name="T1">... [Hz. Mehdi (as)] </text:span><text:span text:style-name="T3">dünyaya ağzının değneğiyle vuracak</text:span><text:span text:style-name="T1"> [yani silahı olmadan sözleriyle etkileyecek] ve kötüleri dudaklarının soluğuyla öldürecek [yani konuşmalarıyla manen etkisiz hale getirecek]. (Yeşaya, 11:4)</text:span></text:p>
      <text:p text:style-name="P13"><text:span text:style-name="T1">O [Hz. Mehdi (as)] </text:span><text:span text:style-name="T3">tüm dünyayı Allah'a birlikte kulluk etmeleri için ıslah edecek,</text:span><text:span text:style-name="T1"> çünkü şöyle yazılmıştır: "O zaman, birlikte Bana yakarmaları, omuz omuza Bana hizmet etmeleri için, halkların dudaklarını pak kılacağım." [Sefenya, 3:9] (Maimonides, Mişna Tora, Kralların Kanunları 11:4)</text:span></text:p>
      <text:p text:style-name="P13"><text:span text:style-name="T1">"... Güçle kuvvetle değil, ancak </text:span><text:span text:style-name="T3">Benim Ruhumla başaracaksın</text:span><text:span text:style-name="T1">" diyor. Böyle diyor Herşeye Egemen Rab. (Zekeriya, 4:6)</text:span></text:p>
      <text:p text:style-name="P13"><text:span text:style-name="T1">Bakın, kulum [Hz. Mehdi (as)] </text:span><text:span text:style-name="T2">başarılı olacak; üstün olacak, el üstünde tutulup alabildiğine yüceltilecek.</text:span><text:span text:style-name="T1"> (Yeşaya, 52:13)</text:span></text:p>
      <text:p text:style-name="P13"><text:span text:style-name="T1">Ona [Hz. Mehdi (as)'a] egemenlik, yücelik ve krallık verildi. Bütün halklar, uluslar ve her dilden insan ona hizmet etti. </text:span><text:span text:style-name="T3">Egemenliği hiç bitmeyecek sonsuz bir egemenlik, krallığı hiç yıkılmayacak bir krallıktır.</text:span><text:span text:style-name="T1"> (Daniel, 7:14)</text:span></text:p>
      <text:p text:style-name="P13"><text:span text:style-name="T1">... Davud oğlu [Hz. Mehdi (as), Hz. Süleyman (as) gibi] </text:span><text:span text:style-name="T3">sadece sedirinden hükümdarlık edecek... </text:span><text:span text:style-name="T1">(Talmud, Sanhedrin 20b)</text:span></text:p>
      <text:p text:style-name="P13"><text:span text:style-name="T2">Savaş arabalarını... uzaklaştıracağım. Savaş yayları kırılacak. Kralınız [Hz. Mehdi (as)] uluslara barışı duyuracak...</text:span><text:span text:style-name="T1"> (Zekeriya, 9:10)</text:span></text:p>
      <text:p text:style-name="P13"><text:span text:style-name="T2">... Rab korkusu ruhu onun [Hz. Mehdi (as)'ın] üzerinde olacak.</text:span><text:span text:style-name="T1"> Rab korkusu hoşuna gidecek... (Yeşaya, 11:2-3)</text:span></text:p>
      <text:p text:style-name="P13"><text:span text:style-name="T1">Davud soyundan çıkacak olan o kral [Hz. Mehdi (as)] </text:span><text:span text:style-name="T3">tüm insanlara Allah'ın yollarını ve O'ndan korkmayı öğretebilecek... </text:span><text:span text:style-name="T1">(Maimonides, Mişna Tora, Tövbe 9:2)</text:span></text:p>
      <text:p text:style-name="P13"><text:soft-page-break/><text:span text:style-name="T1">[Hz. Mehdi (as)] çıktığında... [Allah'ın yasalarının uygulanmasındaki]</text:span><text:span text:style-name="T3"> itaatsizlikleri düzeltecek... </text:span><text:span text:style-name="T1">(Maimonides, Mişna Tora, Kralların Kanunları 11:4)</text:span></text:p>
      <text:p text:style-name="P13"><text:span text:style-name="T1">... [Hz. Mehdi (as)'ın]</text:span><text:span text:style-name="T3"> kaldığı yer görkemli olacak</text:span><text:span text:style-name="T1">. (Yeşaya, 11:10)</text:span></text:p>
      <text:p text:style-name="P13"><text:span text:style-name="T1">... O [Hz. Mehdi (as)] [bir adamı] sezer ve hakkında hüküm verir, çünkü şöyle yazılmıştır: </text:span><text:span text:style-name="T2">Gözüyle gördüğüne göre yargılamayacak, kulağıyla işittiğine göre karar vermeyecek. Yoksulları adaletle yargılayacak, yeryüzünde ezilenler için dürüstçe karar verecek.</text:span><text:span text:style-name="T1"> [Yeşaya, 11:3-4] (Talmud, Sanhedrin 93b)</text:span></text:p>
      <text:p text:style-name="P13"><text:span text:style-name="T2">... O müjdeci ki, esenlik duyuruyor. İyilik müjdesi getiriyor, kurtuluş haberi veriyor...</text:span><text:span text:style-name="T1"> (Yeşaya, 52:7)</text:span></text:p>
      <text:p text:style-name="P13"><text:span text:style-name="T1">Mesih'in [Hz. Mehdi (as)'ın] alametler göstermesine ya da </text:span><text:span text:style-name="T3">kendini ispatlaması için harikalar yapmasına ihtiyaç yoktur. </text:span><text:span text:style-name="T1">(Maimonides, Mişna Tora, Kralların Kanunları 11:2)</text:span></text:p>
      <text:p text:style-name="P13"><text:span text:style-name="T1">Mesih [Hz. Mehdi (as)] </text:span><text:span text:style-name="T3">büyük şöhret kazanacak</text:span><text:span text:style-name="T1"> ve onun ünü diğer milletler arasında Kral Süleyman'dan daha fazla olacak. (Maimonides, Mişna Tora, Sanhedrin 10:1)</text:span></text:p>
      <text:p text:style-name="P13"><text:span text:style-name="T1">[Hz. Mehdi (as)'ın] adı nedir? ... Onun adı </text:span><text:span text:style-name="T3">Şiloh</text:span><text:span text:style-name="T1"> [gönderilmiş olan, Allah'ın armağanı]... Onun adı </text:span><text:span text:style-name="T3">Yinnon</text:span><text:span text:style-name="T1"> [adı dünyanın sonuna kadar yaşayacak olan]... Onun adı </text:span><text:span text:style-name="T3">Haninah</text:span><text:span text:style-name="T1"> [inayet, lütuf, Allah tarafından kutsanmış]... Onun adı </text:span><text:span text:style-name="T3">Menahem</text:span><text:span text:style-name="T1"> [rahatlatıcı, teselli eden]... Çünkü Benim ruhumu rahatlatacak olan Menahem [rahatlatıcı]... Kesinlikle bizim acılarımıza katlandı ve dertlerimizi taşıdı... (Talmud, Sanhedrin 98b)</text:span></text:p>
      <text:p text:style-name="P28"/>
      <text:p text:style-name="P28"/>
      <text:p text:style-name="P52">Musevi Kaynaklarda Hz. Mehdi (as)'ın </text:p>
      <text:p text:style-name="P52">Hakimiyet Dönemi </text:p>
      <text:p text:style-name="P17"/>
      <text:p text:style-name="P13"><text:span text:style-name="T1">O dönemde [Hz. Mehdi (as) döneminde]... </text:span><text:span text:style-name="T3">tüm dünyanın tek meşguliyeti Allah'ı bilip tanımak olacak... </text:span><text:span text:style-name="T1">(Maimonides, Mişna Tora, Kralların Kanunları 12:5)</text:span></text:p>
      <text:p text:style-name="P13"><text:span text:style-name="T1">... Yüzlerinde sonsuz sevinç olacak. </text:span><text:span text:style-name="T2">Onların olacak coşku ve sevinç, üzüntü ve inilti kaçacak.</text:span><text:span text:style-name="T1"> (Yeşaya, 51:11)</text:span></text:p>
      <text:p text:style-name="P13"><text:span text:style-name="T1">O dönemde [Hz. Mehdi (as) döneminde]... </text:span><text:span text:style-name="T3">batıni gerçekleri kavrayacaklar ve insanın kapasitesi elverdiğince Yaratıcı'nın aklını idrak edecekler. </text:span><text:span text:style-name="T1">Çünkü şöyle yazılmıştır: "Yeryüzü suyun denizi örtmesi kaplaması gibi Allah'ın ilmiyle dolacağı için..." (Maimonides, Mişna Tora, Kralların Kanunları 12:5)</text:span></text:p>
      <text:p text:style-name="P13"><text:span text:style-name="T1">... Son günlerde... Rab birçok halkın arasındaki anlaşmazlıkları çözecek. İnsanlar kılıçlarını çekiçle dövüp saban demiri, mızraklarını bağcı bıçağı yapacaklar. </text:span><text:span text:style-name="T3">Ulus ulusa kılıç kaldırmayacak, savaş eğitimi yapmayacaklar artık. </text:span><text:span text:style-name="T1">(Yeşaya, 2:2-4; Mika, 4:1-3)</text:span></text:p>
      <text:p text:style-name="P13"><text:span text:style-name="T2">"... Topladıkları silahları yakacaklar. Küçük büyük kalkanları, yayları, okları, sopaları, mızrakları ateşe atacaklar...</text:span><text:span text:style-name="T1"> Yakmak için silahları kullanacaklar..." Egemen Rab böyle diyor. (Hezekiel, 39:9-10)</text:span></text:p>
      <text:p text:style-name="P13"><text:span text:style-name="T1">Onun döneminde kurtla kuzu birarada yaşayacak, parsla oğlak birlikte yatacak, buzağı, genç aslan ve besili sığır yan yana duracak, onları küçük bir çocuk güdecek. İnekle ayı birlikte otlayacak, yavruları birarada yatacak. Aslan sığır gibi saman yiyecek. Emzikteki bebek kobra deliği üzerinde </text:span><text:soft-page-break/><text:span text:style-name="T1">oynayacak, sütten kesilmiş çocuk elini engerek kovuğuna sokacak... </text:span><text:span text:style-name="T3">Kimse zarar vermeyecek, yok etmeyecek</text:span><text:span text:style-name="T1">... (Yeşaya, 11:6-9)</text:span></text:p>
      <text:p text:style-name="P13"><text:span text:style-name="T1">O zaman [Hz. Mehdi (as) döneminde] </text:span><text:span text:style-name="T2">körlerin gözleri, sağırların kulakları açılacak; topallar geyik gibi sıçrayacak, sevinçle haykıracak dilsizlerin dili... </text:span><text:span text:style-name="T1">(Yeşaya, 35:5-6)</text:span></text:p>
      <text:p text:style-name="P13"><text:span text:style-name="T1">... </text:span><text:span text:style-name="T3">Çölde sular fışkıracak, ırmaklar akacak bozkırda.</text:span><text:span text:style-name="T1"> Kızgın kum havuza, susuz toprak pınara dönüşecek... (Yeşaya, 35:6-7)</text:span></text:p>
      <text:p text:style-name="P13"><text:span text:style-name="T1">... Buğdaya seslenecek ve onu çoğaltacağım... </text:span><text:span text:style-name="T3">ağaçların meyvesini, tarlaların ürününü çoğaltacağım.</text:span><text:span text:style-name="T1"> (Hezekiel, 36:29-30)</text:span></text:p>
      <text:p text:style-name="P13"><text:span text:style-name="T1">O dönemde [Hz. Mehdi (as) döneminde], </text:span><text:span text:style-name="T3">ne kıtlık ne de savaş olacak, ne kıskançlık ne de rekabet olacak.</text:span><text:span text:style-name="T1"> Çünkü iyi olan şeyler bolca olacak ve tüm memnuniyet verici şeylere toz kadar rahat ulaşılacaktır. (Maimonides, Mişna Tora, Kralların Kanunları 12:5)</text:span></text:p>
      <text:p text:style-name="P13"><text:span text:style-name="T1">... Yol boyunca beslenecek, her çıplak tepede otlak bulacaklar. </text:span><text:span text:style-name="T3">Acıkmayacak, susamayacaklar...</text:span><text:span text:style-name="T1"> (Yeşaya, 49:9-10)</text:span></text:p>
      <text:p text:style-name="P13"><text:span text:style-name="T1">Davud oğlunun [Hz. Mehdi (as)'ın] geleceği zamanda... </text:span><text:span text:style-name="T3">tüm vahşi ağaçlar meyve verecekler;</text:span><text:span text:style-name="T1"> çünkü şöyle yazılmıştır: Ağaçlar meyvelerini yükleniyor, incir ağaçları, asmalar ürünlerini veriyor. [Yoel, 2:22] (Talmud, Kethuboth 112b)</text:span></text:p>
      <text:p text:style-name="P13"><text:span text:style-name="T1">Rab bütün dünyanın hükümdarı olacak. </text:span><text:span text:style-name="T3">O gün yalnız Rab, yalnız O'nun adı kalacak. </text:span><text:span text:style-name="T1">(Zekeriya, 14:9)</text:span></text:p>
      <text:p text:style-name="P13"><text:span text:style-name="T1">... Sular denizi nasıl dolduruyorsa, </text:span><text:span text:style-name="T3">dünya da Rab'bin bilgisiyle dolacak</text:span><text:span text:style-name="T1">... (Yeşaya, 11:9)</text:span></text:p>
      <text:p text:style-name="P13"><text:span text:style-name="T1">...</text:span><text:span text:style-name="T2"> İnsanlar Rab'bin Yüceliğini, Allahımız'ın görkemini görecek.</text:span><text:span text:style-name="T1"> (Yeşaya, 35:2)</text:span></text:p>
      <text:p text:style-name="P13"><text:span text:style-name="T1">... O gün yalnız Rab yüceltilecek. </text:span><text:span text:style-name="T3">Putlar tümüyle ortadan kalkacak.</text:span><text:span text:style-name="T1"> (Yeşaya, 2:17-18)</text:span></text:p>
      <text:p text:style-name="P13"><text:span text:style-name="T1">...</text:span><text:span text:style-name="T2"> Buyruklarımı izleyecek, kurallarıma uyacak, onları uygulayacaklar.</text:span><text:span text:style-name="T1"> (Hezekiel, 37:24)</text:span></text:p>
      <text:p text:style-name="P13"><text:span text:style-name="T3">Artık putlarıyla, iğrenç uygulamalarıyla, isyanlarıyla kendilerini kirletmeyecekler. </text:span><text:span text:style-name="T1">Onları yerleştikleri, günah işledikleri yerlerden kurtarıp arındıracağım... (Hezekiel, 37:23-24)</text:span></text:p>
      <text:p text:style-name="P13"><text:span text:style-name="T1">... [Hz. Mehdi (as) döneminde halk] </text:span><text:span text:style-name="T3">haksızlık etmeyecek, yalan söylemeyecek</text:span><text:span text:style-name="T1">, kimseyi aldatmayacak... (Sefenya, 3:13)</text:span></text:p>
      <text:p text:style-name="P14">O zaman adalet çöle dek yayılacak, doğruluk meyve bahçesinde yurt bulacak. (Yeşaya, 32:16)</text:p>
      <text:p text:style-name="P13"><text:span text:style-name="T1">... </text:span><text:span text:style-name="T3">Bol bol yiyecek, ülkenizde güvenlik içinde yaşayacaksınız.</text:span><text:span text:style-name="T1"> Ülkenize barış sağlayacağım. Korku içinde yatmayacaksınız. Tehlikeli hayvanları ülkenizden kovacağım. </text:span><text:span text:style-name="T3">Savaş yüzü görmeyeceksiniz. </text:span><text:span text:style-name="T1">(Levililer, 26:5-6)</text:span></text:p>
      <text:p text:style-name="P13"><text:span text:style-name="T1">... </text:span><text:span text:style-name="T2">Harap olan şehirleri yapacaklar ve onlarda oturacaklar</text:span><text:span text:style-name="T1">... (Amos, 9:14)</text:span></text:p>
      <text:p text:style-name="P13"><text:span text:style-name="T2">İnsanların gururu, kibiri kırılacak</text:span><text:span text:style-name="T1">... (Yeşaya, 2:17)</text:span></text:p>
      <text:p text:style-name="P13"><text:span text:style-name="T2">Artık budalaya soylu, alçağa saygın denmeyecek.</text:span><text:span text:style-name="T1"> (Yeşaya, 32:5)</text:span></text:p>
      <text:p text:style-name="P13"><text:span text:style-name="T1">Mesih [Hz. Mehdi (as)] döneminde... </text:span><text:span text:style-name="T3">çok az bir emekle çok fazla şey başaracaklar... </text:span><text:span text:style-name="T1">(Maimonides, Mişna Tora, Sanhedrin 10:1)</text:span></text:p>
      <text:p text:style-name="P13"><text:span text:style-name="T1">Mesih [Hz. Mehdi (as)] dönemi...</text:span><text:span text:style-name="T3"> akıllı adamların sayısının artacağı bir dönem olacak... </text:span><text:span text:style-name="T1">(Maimonides, Mişna Tora, Sanhedrin 10:1)</text:span></text:p>
      <text:p text:style-name="P13"><text:span text:style-name="T1">O günlerde [Hz. Mehdi (as)'ın döneminde]... </text:span><text:span text:style-name="T3">bilgi, akıl ve hakikat dünyada artacak... </text:span><text:span text:style-name="T1">çünkü şöyle de yazılmıştır: "Taş gibi katılaşmış kalplerinizi vücudunuzdan söküp alacağım." (Maimonides, Mişna Tora, Tövbe 9:2)</text:span></text:p>
      <text:p text:style-name="P28"><text:soft-page-break/></text:p>
      <text:p text:style-name="P66">Zebur’da Hazreti Mehdi (as) ve</text:p>
      <text:p text:style-name="P66">Hakimiyet Dönemi</text:p>
      <text:p text:style-name="P19"/>
      <text:p text:style-name="P14"/>
      <text:p text:style-name="P13"><text:span text:style-name="T1">Sen Rab'be güven ve iyilik yap... Rab'den zevk al, O senin içindeki istekleri yerine getirecektir. Her şeyi Rab'be bırak, O'na güven. </text:span><text:span text:style-name="T3">Rab'be umut bağlayanlar yeryüzünün varisi olacaklardır.</text:span><text:span text:style-name="T1"> (Mezmurlar, 37:3-9)</text:span></text:p>
      <text:p text:style-name="P13"><text:span text:style-name="T3">Alçakgönüllüler ülkeyi miras alacak</text:span><text:span text:style-name="T1">, derin bir huzurun zevkini tadacak.... Çünkü kötülerin gücü kırılacak, ama doğrulara Rab destek olacak. Rab salihlerin her gününü gözetir, onların mirası ebedi olacaktır. (Mezmurlar, 37:11, 17-18)</text:span></text:p>
      <text:p text:style-name="P13"><text:span text:style-name="T3">Yeryüzünün dört bucağı anımsayıp Rab'be dönecek,</text:span><text:span text:style-name="T1"> ulusların bütün soyları O'nun önünde yere kapanacak. Çünkü egemenlik Rab'bindir... (Mezmurlar, 22:27-28)</text:span></text:p>
      <text:p text:style-name="P13"><text:span text:style-name="T1">"... Davud soyundan güçlü bir kral [Hz. Mehdi (as)] çıkaracağım, meshettiğim [seçtiğim] kralın soyunu ışık olarak sürdüreceğim. </text:span><text:span text:style-name="T3">Düşmanlarını utanca bürüyeceğim, ama onun başındaki taç parıldayacak.</text:span><text:span text:style-name="T1">" (Mezmurlar, 132:17-18)</text:span></text:p>
      <text:p text:style-name="P13"><text:span text:style-name="T1">Rab'den korkan o adam kimdir?... Canı iyilikte oturacak; onun soyu yeryüzünün varisi olacaktır. </text:span><text:span text:style-name="T3">Rab'bin sırrı ondan korkanlara olacaktır</text:span><text:span text:style-name="T1">... (Mezmurlar, 25:12-14)</text:span></text:p>
      <text:p text:style-name="P13"><text:span text:style-name="T2">Sağladığın zaferle büyük yüceliğe erişti, onu [Hz. Mehdi (as)'ı] görkem ve büyüklükle donattın. Üzerine sürekli bereket yağdırdın, varlığınla onu sevince boğdun.</text:span><text:span text:style-name="T1"> Çünkü Kral [Hz. Mehdi (as)] Rab'be güvenir, Yüceler Yücesinin sevgisi sayesinde sarsılmaz. (Mezmurlar, 21:5-7)</text:span></text:p>
      <text:p text:style-name="P13"><text:span text:style-name="T3">Kralın [Hz. Mehdi (as)'ın] adı sonsuza dek yaşasın, Güneş durdukça adı var olsun,</text:span><text:span text:style-name="T1"> onun aracılığıyla insanlar kutsansın, bütün uluslar "Ne mutlu ona" desin! (Mezmurlar, 72:17)</text:span></text:p>
      <text:p text:style-name="P13"><text:span text:style-name="T1">Okların sivridir, kral düşmanlarının yüreğine saplanır [Hz. Mehdi (as)'ın sözleri çok hikmetli ve etkili olacak, dinsiz ideolojileri kökten etkisiz hale getirecektir], </text:span><text:span text:style-name="T3">halklar ayaklarının altına serilir</text:span><text:span text:style-name="T1"> [tüm insanlar Hz. Mehdi (as)'a tabi olacaklardır]. (Mezmurlar, 45:5)</text:span></text:p>
      <text:p text:style-name="P13"><text:span text:style-name="T1">[Hz. Mehdi (as)] </text:span><text:span text:style-name="T3">egemenlik sürsün denizden denize,</text:span><text:span text:style-name="T1"> Fırat'tan yeryüzünün ucuna dek! (Mezmurlar, 72:8)</text:span></text:p>
      <text:p text:style-name="P13"><text:span text:style-name="T1">[Rab] Senin kurtarışınla izzeti büyüktür, </text:span><text:span text:style-name="T3">onu [Hz. Mehdi (as)'ı] görkem ve büyüklükle donattın. </text:span><text:span text:style-name="T1">(Mezmurlar, 21:5)</text:span></text:p>
      <text:p text:style-name="P13"><text:span text:style-name="T3">Onu güzel iyilik bereketler ile karşıladın, </text:span><text:span text:style-name="T1">başına saf altından taç koydun. Senden yaşam istedi, </text:span><text:span text:style-name="T3">verdin ona uzun... bir ömür.</text:span><text:span text:style-name="T1"> (Mezmurlar, 21:3-4)</text:span></text:p>
      <text:p text:style-name="P13"><text:span text:style-name="T3">Rab kralını büyük zaferlere ulaştırır,</text:span><text:span text:style-name="T1"> Meshettiği krala [Hz. Mehdi (as)'a]... sonsuza dek sevgi gösterir. (Mezmurlar, 18:50)</text:span></text:p>
      <text:p text:style-name="P13"><text:span text:style-name="T2">Sen insanların en güzelisin, lütuf saçılmış dudaklarına</text:span><text:span text:style-name="T1">... (Mezmurlar, 45:2)</text:span></text:p>
      <text:p text:style-name="P13"><text:span text:style-name="T2">... [Hz. Mehdi (as)'ın] üzerine celal ve haşmet koydun.</text:span><text:span text:style-name="T1"> (Mezmurlar, 21:5)</text:span></text:p>
      <text:p text:style-name="P13"><text:span text:style-name="T1">... [Hz. Mehdi (as)'ın] krallığının asası adalet asasıdır. </text:span><text:span text:style-name="T3">Doğruluğu sever, kötülükten nefret edersin...</text:span><text:span text:style-name="T1"> (Mezmurlar, 45:6-7)</text:span></text:p>
      <text:p text:style-name="P13"><text:soft-page-break/><text:span text:style-name="T1">... </text:span><text:span text:style-name="T3">Yardım isteyen yoksulu, dayanağı olmayan düşkünü o kurtarır.</text:span><text:span text:style-name="T1"> Yoksula, düşküne acır, düşkünlerin canını kurtarır. Baskıdan, zorbalıktan özgür kılar onları, çünkü onun gözünde onların kanı değerlidir. (Mezmurlar, 72:12-14)</text:span></text:p>
      <text:p text:style-name="P13"><text:span text:style-name="T2">Mazlumlara hakkını versin, yoksulların çocuklarını kurtarsın</text:span><text:span text:style-name="T1">... (Mezmurlar, 72:4)</text:span></text:p>
      <text:p text:style-name="P13"><text:span text:style-name="T1">Ey yiğit... </text:span><text:span text:style-name="T3">görkemine, yüceliğine bürün.</text:span><text:span text:style-name="T1"> (Mezmurlar, 45:3)</text:span></text:p>
      <text:p text:style-name="P13"><text:span text:style-name="T1">[Hz. Mehdi (as)] yeni biçilmiş çayıra düşen yağmur gibi, toprağı sulayan bereketli yağmurlar gibi olsun! </text:span><text:span text:style-name="T3">Onun günlerinde [Hz. Mehdi (as) döneminde] doğruluk serpilip gelişsin, Ay ışıdığı sürece esenlik artsın! </text:span><text:span text:style-name="T1">(Mezmurlar, 72:6-7)</text:span></text:p>
      <text:p text:style-name="P13"><text:span text:style-name="T1">Düşmanlarını utanca bürüyeceğim, ama </text:span><text:span text:style-name="T3">onun başındaki taç parıldayacak. </text:span><text:span text:style-name="T1">(Mezmurlar, 132:17-18)</text:span></text:p>
      <text:p text:style-name="P13"><text:span text:style-name="T1">Ya Rab, kral [Hz. Mehdi (as)] seviniyor gösterdiğin güce. </text:span><text:span text:style-name="T3">Sevinçten coşuyor verdiğin zaferle! </text:span><text:span text:style-name="T1">Gönlünün istediğini verdin, ağzından çıkan dileği geri çevirmedin. (Mezmurlar, 21:1-2)</text:span></text:p>
      <text:p text:style-name="P13"><text:span text:style-name="T2">[Hz. Mehdi (as)'ın] üzerine sürekli bereket yağdırdın</text:span><text:span text:style-name="T1">... (Mezmurlar, 21:6)</text:span></text:p>
      <text:p text:style-name="P13"><text:span text:style-name="T1">Nedir uluslar arasındaki bu kargaşa, neden boş düzenler kurar bu halklar? </text:span><text:span text:style-name="T3">Dünyanın kralları saf bağlıyor, hükümdarlar birleşiyor Rab'be ve meshettiği krala [Hz. Mehdi (as)'a] karşı. </text:span><text:span text:style-name="T1">"Koparalım onların kayışlarını" diyorlar, "atalım üzerimizden bağlarını." (Mezmurlar, 2:1-3)</text:span></text:p>
      <text:p text:style-name="P13"><text:span text:style-name="T3">Demir çomakla kıracaksın/güdeceksin onları, çömlek gibi parçalayacaksın </text:span><text:span text:style-name="T1">[Hz. Mehdi (as) dinsiz sistemleri fikirleriyle temelinden çökertecektir]. (Mezmurlar, 2:9)</text:span></text:p>
      <text:p text:style-name="P28"/>
      <text:p text:style-name="P60">İncil’de Hazreti Mehdi (as)</text:p>
      <text:p text:style-name="P30"/>
      <text:p text:style-name="P30"/>
      <text:p text:style-name="P52">İncil'de Hz. Mehdi (as)'ın Gelişinden Önceki </text:p>
      <text:p text:style-name="P52">Dönemin Özellikleri: </text:p>
      <text:p text:style-name="P17"/>
      <text:p text:style-name="P13"><text:span text:style-name="T1">İsa, Zeytin Dağı'nda otururken öğrencileri yalnız olarak yanına geldiler. "Söyle bize" dediler, "Bu dediklerin ne zaman olacak, senin gelişini ve çağın bitimini gösteren belirti ne olacak?" İsa onlara şu karşılığı verdi: "Sakın kimse sizi saptırmasın! </text:span><text:span text:style-name="T3">Birçokları, 'Mesih benim' diyerek benim adımla gelip birçok kişiyi aldatacaklar. Savaş gürültüleri, savaş haberleri duyacaksınız.</text:span><text:span text:style-name="T1"> Sakın korkmayın! Bunların olması gerek... </text:span><text:span text:style-name="T3">Ulus ulusa, devlet devlete savaş açacak; yer yer kıtlıklar, depremler olacak. </text:span><text:span text:style-name="T1">Bütün bunlar, doğum sancılarının başlangıcıdır. O zaman sizi sıkıntıya sokacak, öldürecekler. </text:span><text:span text:style-name="T3">Benim adımdan [Hz. İsa (as)'ın adından] ötürü bütün uluslar sizden nefret edecek. O zaman birçok kişi imandan sapacak, birbirlerini ele verecek ve birbirlerinden nefret edecekler. Birçok sahte peygamber türeyecek ve bunlar birçok kişiyi saptıracak. Kötülüklerin çoğalmasından ötürü birçoklarının sevgisi soğuyacak.</text:span><text:span text:style-name="T1"> Ama sonuna kadar dayanan kurtulacaktır. Allah'ın egemenliğin bu müjdesi bütün uluslara tanıklık olmak üzere dünyanın her yerinde duyurulacak. İşte o zaman son gelecektir. (Matta, 24:4-12)</text:span></text:p>
      <text:p text:style-name="P13"><text:span text:style-name="T3">... İmandan dönüş başlamadıkça...</text:span><text:span text:style-name="T1"> o gün gelmeyecektir. (Pavlus'tan Selaniklilere II. Mektup, 2:3)</text:span></text:p>
      <text:p text:style-name="P13"><text:span text:style-name="T1">... İsa Mesih'in elçileri tarafından söylenen sözleri anımsayın. Size demişlerdi ki: </text:span><text:span text:style-name="T3">"Dünyanın son günlerinde alay edenler Allah'sızlığa yönelip kendi tutkularına göre yaşayanlar olacaktır."</text:span><text:span text:style-name="T1"> Bunlar bölücü, insan doğasıyla sınırlı, Allah inancından yoksun kişilerdir. (Yahuda'nın Mektubu, 1:17-19)</text:span></text:p>
      <text:p text:style-name="P13"><text:span text:style-name="T1">Allah'ı bildikleri halde, </text:span><text:span text:style-name="T3">O'nu Allah olarak yüceltmediler</text:span><text:span text:style-name="T1"> [Allah'ı tenzih ederiz], </text:span><text:span text:style-name="T3">O'na şükretmediler.</text:span><text:span text:style-name="T1"> Tersine, düşüncelerinde budalalığa düştüler; anlayışsız yüreklerini karanlık bürüdü. Akıllı olduklarını ileri sürerken akılsız olup çıktılar. Ölümsüz Allah'ın Yüceliği yerine </text:span><text:span text:style-name="T3">ölümlü insana, kuşlara, dört ayaklılara, sürüngenlere benzeyen putları yeğlediler... </text:span><text:span text:style-name="T1">Allah'la ilgili gerçeğin yerine yalanı koydular. </text:span><text:span text:style-name="T3">Yaratan'ın yerine yaratığa tapıp kulluk ettiler</text:span><text:span text:style-name="T1"> [Allah'ı tenzih ederiz]. Oysa Allah sonsuza dek övülmeye layıktır! Amin. (Pavlus'tan Romalılara Mektup, 1:21-25)</text:span></text:p>
      <text:p text:style-name="P13"><text:span text:style-name="T1">Çünkü öyle bir zaman gelecek ki, </text:span><text:span text:style-name="T2">sağlam öğretiye dayanamayacaklar... Kulaklarını gerçeğin sesine tıkayacak, dönüp efsanelere dalacaklar.</text:span><text:span text:style-name="T1"> (Pavlus'tan Timoteos'a II. Mektup, 4:3-4)</text:span></text:p>
      <text:p text:style-name="P13"><text:span text:style-name="T1">Şunu bil ki, son günlerde çetin anlar olacaktır. </text:span><text:span text:style-name="T2">İnsanlar kendilerini seven, para düşkünü, övüngen, kibirli, küfürbaz, anne baba sözü dinlemez, nankör, kutsallıktan ve sevgiden yoksun, uzlaşmaz, iftiracı, özünü denetleyemeyen, azgın, iyilik düşmanı olacaklar. Hain, aceleci, kendini beğenmiş, Allah'tan çok eğlenceyi seven, Allah yolundaymış gibi görünüp bu yolun gücünü inkar edenler olacaklar...</text:span><text:span text:style-name="T1"> (Pavlus'tan Timoteos'a II. Mektup, 3:1-5)</text:span></text:p>
      <text:p text:style-name="P13"><text:span text:style-name="T1">Benim adımdan [Hz. İsa (as)'ın adından] ötürü </text:span><text:span text:style-name="T2">kralların ve valilerin önüne çıkarılacaksınız... Anne babalarınız, kardeşleriniz, akraba ve dostlarınız bile sizi ele verecek ve bazılarınızı öldürtecekler. Benim adımdan ötürü herkes sizden nefret edecek...</text:span><text:span text:style-name="T1"> Dayanmakla canlarınızı </text:span><text:soft-page-break/><text:span text:style-name="T1">kazanacaksınız. [Hz. Mehdi (as) ve talebeleri de bu şekilde zorluk çekeceklerdir.] (Luka, 21:12, 16-19)</text:span></text:p>
      <text:p text:style-name="P14"><text:line-break/></text:p>
      <text:p text:style-name="P20"><text:span text:style-name="T1">"Savaş ve isyan haberleri duyunca telaşlanmayın. Önce bunların olması gerek, ama son hemen gelmeyecek." Sonra [Hz. İsa (as)] onlara şöyle dedi: </text:span><text:span text:style-name="T3">"Ulus ulusa, devlet devlete savaş açacak. Şiddetli depremler, yer yer kıtlıklar ve salgın hastalıklar, korkunç olaylar ve gökte olağanüstü belirtiler olacak." </text:span><text:span text:style-name="T1">(Luka, 21:9-11)</text:span></text:p>
      <text:p text:style-name="P13"><text:span text:style-name="T1">... </text:span><text:span text:style-name="T2">Güneşte, Ayda ve yıldızlarda belirtiler görülecek. Yeryüzünde uluslar denizin ve dalgaların uğultusundan şaşkına dönecek</text:span><text:span text:style-name="T1">, dehşete düşecekler. Dünyanın üzerine gelecek </text:span><text:span text:style-name="T2">felaketleri bekleyen insanlar korkudan bayılacak</text:span><text:span text:style-name="T1">... (Luka, 21:25-26)</text:span></text:p>
      <text:p text:style-name="P13"><text:span text:style-name="T1">Lut'un günlerinde de durum aynıydı. İnsanlar yiyip içiyor, alıp satıyor, tohum ekiyor, ev yapıyorlardı. Ama Lut'un Sodom'dan ayrıldığı gün </text:span><text:span text:style-name="T3">gökten ateşle kükürt yağdı ve hepsini yok etti. </text:span><text:span text:style-name="T1">İnsanoğlu'nun </text:span><text:span text:style-name="T3">[Hz. İsa (as)'ın] ortaya çıkacağı gün [gelişi öncesinde] durum aynı olacaktır. </text:span><text:span text:style-name="T1">(Luka, 17: 28-30)</text:span></text:p>
      <text:p text:style-name="P13"><text:span text:style-name="T1">Nuh'un günlerinde nasıl olduysa,</text:span><text:span text:style-name="T3"> İnsanoğlu'nun [Hz. İsa (as)'ın] günlerinde [gelişi öncesinde] de öyle olacak. </text:span><text:span text:style-name="T1">Nuh'un gemiye bindiği güne dek insanlar yiyip içiyor, evlenip evlendiriliyorlardı. </text:span><text:span text:style-name="T3">Sonra tufan gelip hepsini yok etti. </text:span><text:span text:style-name="T1">(Luka, 17:26-27)</text:span></text:p>
      <text:p text:style-name="P13"><text:span text:style-name="T1">... </text:span><text:span text:style-name="T2">Dünyadan barışı kaldırma yetkisi verildi.</text:span><text:span text:style-name="T1"> Bunun sonucu olarak insanlar birbirlerini </text:span><text:span text:style-name="T2">boğazlayacaklar</text:span><text:span text:style-name="T1">... (Vahiy, 6:4)</text:span></text:p>
      <text:p text:style-name="P13"><text:span text:style-name="T2">Kardeş kardeşini, baba çocuğunu ölüme teslim edecek. Çocuklar anne babalarına başkaldırıp onları öldürtecek.</text:span><text:span text:style-name="T1"> (Markos, 13:12)</text:span></text:p>
      <text:p text:style-name="P13"><text:span text:style-name="T1">Bazı kişiler </text:span><text:span text:style-name="T3">mescidin</text:span><text:span text:style-name="T1"> nasıl güzel taşlar ve adaklarla süslenmiş olduğundan söz edince İsa, "Burada gördüklerinize gelince, öyle günler gelecek ki, </text:span><text:span text:style-name="T3">taş üstünde taş kalmayacak, hepsi yıkılacak!"</text:span><text:span text:style-name="T1"> dedi. (Luka, 21:5-6)</text:span></text:p>
      <text:p text:style-name="P13"><text:span text:style-name="T1">Dünya tüccarları </text:span><text:span text:style-name="T3">onun [Babil*] için ağlayıp yas tutuyor. Çünkü mallarını satın alacak kimse yok artık.</text:span><text:span text:style-name="T1"> Altını, gümüşü, değerli taşları, incileri, ince keteni, ipeği, mor ve kırmızı kumaşları, her çeşit kokulu ağacı, fildişinden yapılmış her çeşit eşyayı, en pahalı ağaçlardan, tunç, demir ve mermerden yapılmış her çeşit malı, tarçın ve kakule, buhur, güzel kokulu yağ, günnük... zeytinyağı, ince un ve buğdayı, sığırları, koyunları, atları, arabaları... satın alacak kimse yok artık. Diyecekler ki, </text:span><text:span text:style-name="T3">"Canının çektiği meyveler elinden gitti, bütün değerli ve göz alıcı malların yok oldu..."</text:span><text:span text:style-name="T1"> Babil'de bu malları satarak zenginleşen tüccarlar, kentin çektiği ızdıraptan dehşete düşecekler... "İnce keten, mor ve kırmızı kumaş kuşanmış, altın, değerli taş ve incilerle </text:span><text:span text:style-name="T3">süslenmiş koca kent! Onca büyük zenginlik bir saat içinde yok oldu. </text:span><text:span text:style-name="T1">Gemi kaptanları, yolcular, tayfalar, denizde çalışanların hepsi,</text:span><text:span text:style-name="T3"> onu yakan ateşin dumanını görünce uzakta durup, </text:span><text:span text:style-name="T1">"Koca kent [Babil] gibisi var mı?" diye feryat ettiler... " Denizde gemileri olanların hepsi onun sayesinde, </text:span><text:span text:style-name="T3">onun değerli mallarıyla zengin olmuşlardı. Kent bir saat içinde viraneye döndü." ... "Koca kent Babil de işte böyle şiddetle atılacak... Senin tüccarların dünyanın büyükleriydi."</text:span><text:span text:style-name="T1"> (Vahiy, 18:11-21)</text:span></text:p>
      <text:p text:style-name="P14">*Babil: Günümüz Irak'ın başkenti Bağdat yakınlarında bulunan eski bir şehir ismidir.</text:p>
      <text:p text:style-name="P13"><text:span text:style-name="T1">Çocuklar, bu son saattir [son dönemdir]. </text:span><text:span text:style-name="T3">Mesih karşıtının [antikrist/deccal] geleceğini duydunuz.</text:span><text:span text:style-name="T1"> Nitekim şimdiden çok sayıda Mesih karşıtı [antikrist] türemiş bulunuyor. Son saat olduğunu bundan biliyoruz. (Yuhanna'nın I. Mektubu, 2:18)</text:span></text:p>
      <text:p text:style-name="P13"><text:span text:style-name="T1">Sonra yasa tanımaz adam </text:span><text:span text:style-name="T2">[deccal] ortaya çıkacak... İsa onu ağzının soluğuyla öldürecek, gelişinin görkemiyle yok edecek.</text:span><text:span text:style-name="T1"> (Pavlus'tan Selaniklilere II. Mektup, 2:8)</text:span></text:p>
      <text:p text:style-name="P28"><text:soft-page-break/></text:p>
      <text:p text:style-name="P28"/>
      <text:p text:style-name="P52">İncil'de Hazreti Mehdi (as)'ın </text:p>
      <text:p text:style-name="P52">Hakimiyet Dönemi: </text:p>
      <text:p text:style-name="P18"/>
      <text:p text:style-name="P13"><text:span text:style-name="T2">Ne mutlu mülayim huylu olanlara! Çünkü onlar yeryüzünü miras alacaklar.</text:span><text:span text:style-name="T1"> (Matta, 5:5)</text:span></text:p>
      <text:p text:style-name="P13"><text:span text:style-name="T1">Bu olaylar gerçekleşmeye başlayınca doğrulun ve başlarınızı kaldırın. Çünkü kurtuluşunuz yakın demektir. İsa onlara şu benzetmeyi anlattı: "İncir ağacına ya da herhangi bir ağaca bakın. Bunların yapraklandığını gördüğünüz zaman, yaz mevsiminin pek yakın olduğunu kendiliğinizden anlarsınız. Aynı şekilde, bu </text:span><text:span text:style-name="T3">olayların gerçekleştiğini gördüğünüzde bilin ki, Allah'ın Egemenliği yakındır."</text:span><text:span text:style-name="T1"> (Luka, 21:28-31)</text:span></text:p>
      <text:p text:style-name="P13"><text:span text:style-name="T1">İncir ağacından ders alın! Dalları filizlenip yaprakları sürünce, yaz mevsiminin yakın olduğunu anlarsınız. Aynı şekilde, </text:span><text:span text:style-name="T3">bütün bunların gerçekleştiğini gördüğünüzde bilin ki, İnsanoğlu [Hz. İsa (as)] yakındır, kapıdadır.</text:span><text:span text:style-name="T1"> (Matta, 24:32-33)</text:span></text:p>
      <text:p text:style-name="P13"><text:span text:style-name="T1">[Bundan sonra] aydınlanmak için kentin Güneş ya da Ay'a gereksinimi yoktur. Çünkü Allah'ın görkemi onu aydınlatıyor... Artık gece olmayacak. Çıra ışığına da Güneş ışığına da gereksinmeleri olmayacak. Çünkü </text:span><text:span text:style-name="T3">Rab Allah onlara ışık verecek ve sonsuzlara dek egemenlik sürecekler.</text:span><text:span text:style-name="T1"> (Vahiy, 21:23-25; 22:5)</text:span></text:p>
      <text:p text:style-name="P13"><text:span text:style-name="T3">... "Yasalarımı zihinlerine işleyeceğim, yüreklerine yazacağım... </text:span><text:span text:style-name="T1">Hiç kimse yurttaşını, kardeşini, Rab'bi tanı diye eğitmeyecek. Çünkü </text:span><text:span text:style-name="T3">küçük büyük hepsi tanıyacak Beni.</text:span><text:span text:style-name="T1">" (İbranilere Mektup, 8:10-11)</text:span></text:p>
      <text:p text:style-name="P13"><text:span text:style-name="T1">... İnsanoğlu'nun [Hz. İsa (as)'ın] gelişi, </text:span><text:span text:style-name="T3">doğuda çakıp batıya kadar her taraftan görülen şimşek gibi olacaktır. </text:span><text:span text:style-name="T1">[İman ışığı tüm dünyayı kaplayacaktır.] (Matta, 24:27)</text:span></text:p>
      <text:p text:style-name="P13"><text:span text:style-name="T1">O günler kadın erkek kullarımın üzerine </text:span><text:span text:style-name="T3">Ruhum'u dökeceğim,</text:span><text:span text:style-name="T1"> onlar da </text:span><text:span text:style-name="T3">Peygamberler gibi bir ahlaka sahip olacaklar.</text:span><text:span text:style-name="T1"> (Elçilerin İşleri, 2:18)</text:span></text:p>
      <text:p text:style-name="P13"><text:span text:style-name="T1">Şunu bil ki, son günlerde... [gerçeğe karşı gelenler] düşünceleri yozlaşmış, iman konusunda reddedilmiş insanlardır. Ama daha ileri gidemeyecekler. Çünkü... </text:span><text:span text:style-name="T3">bunların da akılsızlığını herkes açıkça görecektir.</text:span><text:span text:style-name="T1"> (Pavlus'tan Timoteos'a II. Mektup, 3:1, 8-9)</text:span></text:p>
      <text:p text:style-name="P13"><text:span text:style-name="T1">... Allah, bu dünyada yoksul olanları</text:span><text:span text:style-name="T3"> imanda zenginleşmek</text:span><text:span text:style-name="T1"> ve Kendisi'ni sevenlere vaat ettiği </text:span><text:span text:style-name="T3">egemenliğin mirasçıları</text:span><text:span text:style-name="T1"> olmak üzere seçmedi mi? (Yakup'un Mektubu, 2:5)</text:span></text:p>
      <text:p text:style-name="P13"><text:span text:style-name="T1">Bundan sonra yeni bir gökle yeni bir yeryüzü gördüm... </text:span><text:span text:style-name="T3">Artık ne yas, ne ağlayış, ne de ızdırap olacak. </text:span><text:span text:style-name="T1">Çünkü önceki düzen ortadan kalktı. (Vahiy, 21:4)</text:span></text:p>
      <text:p text:style-name="P13"><text:span text:style-name="T1">İsa kalabalıkları görünce dağa çıktı. Oturunca öğrencileri yanına geldi. İsa konuşmaya başlayıp onlara şunları öğretti: "Ne mutlu ruhta yoksun olanlara! Çünkü Göklerin Egemenliği onlarındır... Onlar teselli edilecekler. </text:span><text:span text:style-name="T3">Ne mutlu yumuşak huylu olanlara! Çünkü onlar yeryüzünü miras alacaklar.</text:span><text:span text:style-name="T1"> Ne mutlu doğruluğa acıkıp susayanlara! Çünkü onlar doyurulacaklar. Ne mutlu merhametli olanlara! Çünkü onlar merhamet bulacaklar. Ne mutlu yüreği temiz olanlara!... </text:span><text:span text:style-name="T3">Ne mutlu barışı sağlayanlara! Çünkü onlara Allah kulları denecek. Ne mutlu doğruluk uğruna zulüm görenlere! Çünkü Göklerin Egemenliği onlarındır.</text:span><text:span text:style-name="T1">" (Matta, 5:1-11)</text:span></text:p>
      <text:p text:style-name="P13"><text:soft-page-break/><text:span text:style-name="T1">Uluslar kentin ışığında yürüyecekler. </text:span><text:span text:style-name="T3">Dünya kralları servetlerini oraya getirecekler.</text:span><text:span text:style-name="T1"> Kentin kapıları gündüz hiç kapanmayacak, orada gece olmayacak. </text:span><text:span text:style-name="T3">Ulusların görkemi ve zenginliği oraya taşınacak.</text:span><text:span text:style-name="T1"> (Vahiy, 21:24-26)</text:span></text:p>
      <text:p text:style-name="P13"><text:span text:style-name="T1">Eski çağlardan beri kutsal Peygamberlerinin ağzından bildirdiği gibi, kulu Davud'un soyundan bizim için güçlü bir kurtarıcı [Hz. Mehdi (as)] çıkardı; </text:span><text:span text:style-name="T3">düşmanlarımızdan, bizden nefret edenlerin hepsinin elinden kurtuluşumuzu sağladı.</text:span><text:span text:style-name="T1"> (Luka, 1:69-71)</text:span></text:p>
      <text:p text:style-name="P13"><text:span text:style-name="T1">... Yazılmış olduğu gibi: "Kurtarıcı [Hz. Mehdi (as)]... gelecek, </text:span><text:span text:style-name="T3">Yakup'un soyundan Allah'sızlığı uzaklaştıracak.</text:span><text:span text:style-name="T1">" (Pavlus'tan Romalılara Mektup, 11:26)</text:span></text:p>
      <text:p text:style-name="P13"><text:span text:style-name="T1">... Ulusları bir daha saptırmasın diye </text:span><text:span text:style-name="T2">onu (deccali) dipsiz derinliklere attı, oraya kapayıp girişi mühürledi</text:span><text:span text:style-name="T1">... (Vahiy, 20:3)</text:span></text:p>
      <text:p text:style-name="P13"><text:span text:style-name="T1">... Dünyada </text:span><text:span text:style-name="T3">kötü arzuların yol açtığı yozlaşmadan kurtulmuş olarak</text:span><text:span text:style-name="T1">, bu vaatler aracılığıyla Rahmani özyapıya ortak olasınız. (Petrus'a II. Mektup, 1:4)</text:span></text:p>
      <text:p text:style-name="P13"><text:span text:style-name="T2">Artık acıkmayacak, artık susamayacaklar</text:span><text:span text:style-name="T1">... (Vahiy, 7:16) </text:span></text:p>
      <text:p text:style-name="P28"/>
      <text:p text:style-name="P28"/>
      <text:p text:style-name="P52">İncil'de Geçen Faraklit Kelimesi Hz. Mehdi (as)'a </text:p>
      <text:p text:style-name="P52">İşaret Etmektedir (Doğrusunu Allah bilir) </text:p>
      <text:p text:style-name="P35"/>
      <text:p text:style-name="P58">Faraklit'in kelime anlamı: Yardımcı, Hakikat Ruhu, Tesellici.</text:p>
      <text:p text:style-name="P13"><text:span text:style-name="T1">Eğer beni seviyorsanız, emirlerimi gözetirsiniz. Ben de Allah'a yalvaracağım ve </text:span><text:span text:style-name="T3">O size başka bir "Faraklit" gönderecektir.</text:span><text:span text:style-name="T1"> (Yuhanna, 14:15-16)</text:span></text:p>
      <text:p text:style-name="P13"><text:span text:style-name="T2">Faraklit, öyle bir hakikat ruhudur ki, Rab onu benim ismimle gönderecektir.</text:span><text:span text:style-name="T1"> O size her şeyi öğretecek ve </text:span><text:span text:style-name="T2">benim size söylediklerimi de tekrar hatırlatacaktır.</text:span><text:span text:style-name="T1"> (Yuhanna, 14:26)</text:span></text:p>
      <text:p text:style-name="P13"><text:span text:style-name="T3">Faraklit geldiğinde benim için şahitlik edecektir</text:span><text:span text:style-name="T1"> ve siz de bana şahitlik edersiniz. (Yuhanna, 15:26-27)</text:span></text:p>
      <text:p text:style-name="P13"><text:span text:style-name="T1">Ben size hakkı söylüyorum. Benim gitmem sizin için hayırlıdır. </text:span><text:span text:style-name="T3">Çünkü ben gitmezsem Faraklit size gelmez. Ama ben gidersem onu size gönderirim.</text:span><text:span text:style-name="T1"> (Yuhanna, 16:7)</text:span></text:p>
      <text:p text:style-name="P13"><text:span text:style-name="T3">Faraklit geldiğinde bütün alemi hataları sebebiyle kınar ve onları terbiye eder.</text:span><text:span text:style-name="T1"> Günah konusunda, çünkü bana iman etmezler. Doğruluk konusunda, çünkü Allah'a gidiyorum ve artık beni göremezsiniz. Ve hüküm konusunda, çünkü bu dünyanın reisinde hükmedilmiştir. Size söyleyecek daha çok şeylerim var, fakat şimdi dayanamazsınız. Fakat o, </text:span><text:span text:style-name="T3">yani hakikat ruhu gelince, size her hakikate yol gösterecek. Zira kendiliğinden söylemeyecektir, fakat her ne işitirse söyleyecek ve gelecek şeyleri size bildirecektir.</text:span><text:span text:style-name="T1"> (Yuhanna, 16:8-13)</text:span></text:p>
      <text:p text:style-name="P13"><text:span text:style-name="T1">Mesih şöyle dedi: Artık ben sizinle çok söyleşmem. </text:span><text:span text:style-name="T3">Çünkü bu alemin reisi geliyor. </text:span><text:span text:style-name="T1">Bende asla onun nesnesi yoktur. (Yuhanna, 14:30)</text:span></text:p>
      <text:p text:style-name="P28"/>
      <text:p text:style-name="P28"/>
      <text:p text:style-name="P52"><text:soft-page-break/>İncil'de Geçen "Su Testisini Taşıyan Adam" Hz. Mehdi (as)'a </text:p>
      <text:p text:style-name="P52">İşaret Etmektedir (Doğrusunu Allah bilir)</text:p>
      <text:p text:style-name="P46"/>
      <text:p text:style-name="P14">"Su testisi taşıyan adam" kavramı astrolojide Kova burcuna işaret etmektedir. Bu tanımlama aynı zamanda İncil'de geçmektedir. Aşağıdaki İncil sözlerinde geçen bu ifade ile insanlığa birlik, beraberlik, güzellik, akıl ve bereket getirecek Kova burcundan olan bir kurtarıcının, yani Hz. Mehdi (as)'ın gelişine işaret vardır: </text:p>
      <text:p text:style-name="P13"><text:span text:style-name="T1">(Havariler) O'na, "Nerede hazırlık yapmamızı istersin?" diye sordular. İsa onlara, "Bakın" dedi, "Kente girdiğinizde karşınıza </text:span><text:span text:style-name="T3">su testisi taşıyan bir adam</text:span><text:span text:style-name="T1"> çıkacak. </text:span><text:span text:style-name="T3">Adamı, gideceği eve kadar izleyin</text:span><text:span text:style-name="T1">". (Luka 9-11)</text:span></text:p>
      <text:p text:style-name="P13"><text:span text:style-name="T1">...Öğrencilerinden ikisini şu sözlerle önden gönderdi: "Kente gidin, orada </text:span><text:span text:style-name="T3">su testisi taşıyan bir adam çıkacak karşınıza. Onu izleyin...</text:span><text:span text:style-name="T1">" (Markos 14:13)</text:span></text:p>
      <text:p text:style-name="P28"/>
      <text:p text:style-name="P61">Sonuç</text:p>
      <text:p text:style-name="P28"/>
      <text:p text:style-name="P28"/>
      <text:p text:style-name="P28">Hz. İsa (as) ve Hz. Mehdi (as)'ın ahir zamanda gelişi, Yüce Rabbimiz'in tüm insanlığa çok büyük bir müjdesidir. Bu mübarek şahısların zuhuruyla birlikte, bütün batıl inançlar, dinsiz ideolojiler yeryüzünden kalkacaktır. Böylece sevgisiz, huzursuz ve zulüm içinde yaşayan; şefkat, dostluk, merhamet, vefa, saygı gibi manevi değerlerin unutulduğu, materyalist dünyanın karanlığı içinde ezilen insanlar, derin imanın, üstün ahlakın hakim olduğu ve sevginin doyasıya yaşandığı bir döneme şahit olacaklardır. Allah'a Bir ve Tek olarak imanın hakim olacağı bu dönemde, artık fitne kalmayacak, çatışma ve savaş yaşanmayacak, kan akmayacaktır. İnsanlar, yüzyıllardır özlemini duydukları barış, adalet ve kardeşlik dönemine kavuşacak; Cenab-ı Allah'ın izniyle muhteşem bir Altın Çağ'a tanık olacaklardır. </text:p>
      <text:p text:style-name="P28">Bu, Rabbimiz'in Kuran'da, Tevrat'ta, Zebur'da ve İncil'de ahir zaman için müjdelediği, ayrıca diğer İslami ve Musevi kaynaklarda haber verilen, binlerce seneden beri bilinen ve beklenen "Mehdi" müjdesidir. Birbiri ardınca gerçekleşen ahir zaman alametlerinden de anlaşıldığı üzere, şu an ahir zamandayız ve tüm dünya, Allah'ın son bir kez İslam ahlakını hakim etmek üzere "hidayet verici" sıfatıyla gönderdiği Hz. Mehdi (as)'ın zıl ve gölgesi altındadır. Allah'ın dilemesiyle Hz. Mehdi (as), kaderinde yazılı olan bu üstün görevde mutlaka başarılı olacak; Allah'a imanı ve Allah'ın beğendiği ütsün din ahlakını tüm dünyada hakim kılacaktır. Hz. Mehdi (as)'ın zuhuruyla birlikte dünyada hali hazırda devam eden zulüm, korku, nefret, öfke, düşmanlık, huzursuzluk, kan dökücülük, şiddet, terör, sevgisizlik, yozlaşma ve ahlaksızlık tamamen sona erecektir. Yüce Rabbimiz'in izniyle tüm Müslümanlar, Hristiyanlar ve Museviler dostluk ve kardeşlik içinde yaşayacak ve yeryüzünün tümünde barış hakim olacaktır. </text:p>
      <text:p text:style-name="P28">Allah'ı birleyenler olarak iman eden, tüm samimi Müslümanların, Hristiyanların ve Musevilerin içinde bulunduğumuz dönemde en büyük görevlerinden biri, Hz. Mehdi (as)'ı müjdelemek olmalıdır. Üç İlahi dinde müjdelenen Hz. Mehdi (as)'ın geliş müjdesini tüm dünyaya yaymalı, Hz. Mehdi (as) için ortam hazırlamalıdırlar. Dünyayı saran tüm sorunların ve sıkıntıların Hz. Mehdi (as)'ın zuhuru ile çözüleceğine kalpten inanmalı, onun gelişine zemin hazırlayan birer öncü olmalı, onun getireceği barış, kardeşlik ve sevgi tohumlarının müjdeleyicisi olmalıdırlar. Ayrıca dünyada din veya mezhepler arasında ayrılık tohumları ekerek savaşları kışkırtıcılığı yapanların, Müslüman, Hristiyan ve Museviler arasında suni düşmanlıklar çıkarıp, iman edenleri birbirine kırdırmak isteyenlerin sinsi oyunlarını bozmak için çaba sarfetmelidirler. Bu, üç İlahi dinde de tüm samimi iman edenler için bir yükümlülüktür. </text:p>
      <text:p text:style-name="P28">Unutulmamalıdır ki, Yüce Rabbimiz'in sevdiği ahlak, cennet ahlakıdır. Cennette ise, hiçbir şekilde savaş, öfke, düşmanlık olmayacaktır. Dolayısıyla tüm samimi dindarların yeryüzünde hakim etmesi gereken ahlak, cennet ahlakı olmalıdır. Hz. Mehdi (as) vesilesiyle dünyanın tümüne hakim olacak olan bu ahlak, Allah'ın izniyle içinde bulunduğumuz kutlu dönemde Allah dostlarının vesilesiyle güç bulacak ve gelişecektir. </text:p>
      <text:p text:style-name="P23"/>
      <text:p text:style-name="P23"><text:soft-page-break/>Ey iman edenler, hepiniz topluca barış ve güvenliğe girin ve şeytanın adımlarını izlemeyin. Çünkü o, size apaçık bir düşmandır. (Bakara Suresi, 208)</text:p>
      <text:p text:style-name="P28"/>
      <text:p text:style-name="P12">Göklerin, yerin ve içlerinde olanların tümünün mülkü Allah'ındır. O, herşeye güç yetirendir. (Maide Suresi, 120)</text:p>
      <text:p text:style-name="P12">Göklerde ve yerde Allah O’dur. Gizlinizi ve açığınızı bilir; kazandıklarınızı da bilir. (En’am Suresi, 3)</text:p>
      <text:p text:style-name="P28"/>
      <text:p text:style-name="P28"/>
      <text:p text:style-name="P60">Ek Bölüm</text:p>
      <text:p text:style-name="P67"/>
      <text:p text:style-name="P65">Evrim Yanılgısı</text:p>
      <text:p text:style-name="P28"/>
      <text:p text:style-name="P28"/>
      <text:p text:style-name="P2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8">Evrim teorisinin çöküşünü ve Yaratılış'ın delillerini diğer pek çok çalışmamızda bütün bilimsel detaylarıyla ele aldık ve almaya devam ediyoruz. Ancak konuyu, taşıdığı büyük önem nedeniyle, burada da özetlemekte yarar vardır.</text:p>
      <text:p text:style-name="P28"/>
      <text:p text:style-name="P53">Darwin'i Yıkan Zorluklar</text:p>
      <text:p text:style-name="P36"><text:span text:style-name="T7">Evrim teorisi, tarihi eski Yunan'a kadar uzanan pagan bir öğreti olmakla birlikte, kapsamlı olarak 19. yüzyılda ortaya atıldı. Teoriyi bilim dünyasının gündemine sokan en önemli gelişme, Charles Darwin'in 1859 yılında yayınlanan </text:span><text:span text:style-name="T11">Türlerin Kökeni</text:span><text:span text:style-name="T7">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2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8">Darwinizm'in bilim karşısındaki yenilgisi, üç temel başlıkta incelenebilir:</text:p>
      <text:p text:style-name="P28">1) Teori, hayatın yeryüzünde ilk kez nasıl ortaya çıktığını asla açıklayamamaktadır.</text:p>
      <text:p text:style-name="P28"><text:soft-page-break/>2) Teorinin öne sürdüğü "evrim mekanizmaları"nın, gerçekte evrimleştirici bir etkiye sahip olduğunu gösteren hiçbir bilimsel bulgu yoktur.</text:p>
      <text:p text:style-name="P28">3) Fosil kayıtları, evrim teorisinin öngörülerinin tam aksine bir tablo ortaya koymaktadır. </text:p>
      <text:p text:style-name="P28">Bu bölümde, bu üç temel başlığı ana hatları ile inceleyeceğiz.</text:p>
      <text:p text:style-name="P28"/>
      <text:p text:style-name="P53">Aşılamayan İlk Basamak: </text:p>
      <text:p text:style-name="P53">Hayatın Kökeni </text:p>
      <text:p text:style-name="P28">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8"/>
      <text:p text:style-name="P53">"Hayat Hayattan Gelir"</text:p>
      <text:p text:style-name="P2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8">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6"><text:span text:style-name="T7">Darwin'in </text:span><text:span text:style-name="T11">Türlerin Kökeni </text:span><text:span text:style-name="T7">adlı kitabını yazdığı dönemde ise, bakterilerin cansız maddeden oluşabildikleri inancı, bilim dünyasında yaygın bir kabul görüyordu. </text:span></text:p>
      <text:p text:style-name="P28">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22"><text:span text:style-name="T1">Cansız maddelerin hayat oluşturabileceği iddiası artık kesin olarak tarihe gömülmüştür.</text:span><text:span text:style-name="T12">1</text:span></text:p>
      <text:p text:style-name="P28">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8"/>
      <text:p text:style-name="P53"><text:soft-page-break/>20. Yüzyıldaki Sonuçsuz Çabalar</text:p>
      <text:p text:style-name="P2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2"><text:span text:style-name="T1">Maalesef hücrenin kökeni, evrim teorisinin tümünü içine alan en karanlık noktayı oluşturmaktadır.</text:span><text:span text:style-name="T12">2</text:span></text:p>
      <text:p text:style-name="P2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6"><text:span text:style-name="T7">O yıllarda evrim adına önemli bir aşama gibi tanıtılan bu deneyin geçerli olmadığı ve deneyde kullanılan atmosferin gerçek dünya koşullarından çok farklı olduğu, ilerleyen yıllarda ortaya çıkacaktı.</text:span><text:span text:style-name="T13">3</text:span></text:p>
      <text:p text:style-name="P36"><text:span text:style-name="T7">Uzun süren bir sessizlikten sonra Miller'in kendisi de kullandığı atmosfer ortamının gerçekçi olmadığını itiraf etti.</text:span><text:span text:style-name="T13">4</text:span></text:p>
      <text:p text:style-name="P36"><text:span text:style-name="T7">Hayatın kökeni sorununu açıklamak için 20. yüzyıl boyunca yürütülen tüm evrimci çabalar hep başarısızlıkla sonuçlandı. San Diego Scripps Enstitüsü'nden ünlü jeokimyacı Jeffrey Bada, evrimci </text:span><text:span text:style-name="T11">Earth</text:span><text:span text:style-name="T7"> dergisinde 1998 yılında yayınlanan bir makalede bu gerçeği şöyle kabul eder:</text:span></text:p>
      <text:p text:style-name="P22"><text:span text:style-name="T1">Bugün, 20. yüzyılı geride bırakırken, hala, 20. yüzyıla girdiğimizde sahip olduğumuz en büyük çözülmemiş problemle karşı karşıyayız: Hayat yeryüzünde nasıl başladı?</text:span><text:span text:style-name="T12">5</text:span></text:p>
      <text:p text:style-name="P28"/>
      <text:p text:style-name="P53">Hayatın Kompleks Yapısı </text:p>
      <text:p text:style-name="P28">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8">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8">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7">1- Enzimler olmadan protein sentezlenemez ve enzimler de birer proteindir.</text:p>
      <text:p text:style-name="P27">2- Tek bir proteinin sentezlenmesi için 100'e yakın proteinin hazır bulunması gerekmektedir. Dolayısıyla proteinlerin varlığı için proteinler gerekir. </text:p>
      <text:p text:style-name="P27"><text:soft-page-break/>3- Proteinleri sentezleyen enzimleri DNA üretir. DNA olmadan protein sentezlenemez. Dolayısıyla proteinlerin oluşabilmesi için DNA da gerekir.</text:p>
      <text:p text:style-name="P27">4- Protein sentezleme işleminde hücredeki tüm organellerin önemli görevleri vardır. Yani proteinlerin oluşabilmesi için, eksiksiz ve tam işleyen bir hücrenin tüm organelleri ile var olması gerekmektedir.</text:p>
      <text:p text:style-name="P28">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36"><text:span text:style-name="T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1">Scientific American</text:span><text:span text:style-name="T7"> dergisinin Ekim 1994 tarihli sayısında bu gerçeği şöyle itiraf eder:</text:span></text:p>
      <text:p text:style-name="P22"><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2">6</text:span></text:p>
      <text:p text:style-name="P2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8"/>
      <text:p text:style-name="P53">Evrimin Hayali Mekanizmaları</text:p>
      <text:p text:style-name="P36"><text:span text:style-name="T7">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11">Türlerin Kökeni, Doğal Seleksiyon Yoluyla...</text:span></text:p>
      <text:p text:style-name="P2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6"><text:span text:style-name="T7">Dolayısıyla doğal seleksiyon mekanizması hiçbir evrimleştirici güce sahip değildir. Darwin de bu gerçeğin farkındaydı ve </text:span><text:span text:style-name="T11">Türlerin Kökeni</text:span><text:span text:style-name="T7"> adlı kitabında "</text:span><text:span text:style-name="T11">Faydalı değişiklikler oluşmadığı sürece doğal seleksiyon hiçbir şey yapamaz</text:span><text:span text:style-name="T7">" demek zorunda kalmıştı.</text:span><text:span text:style-name="T13">7</text:span></text:p>
      <text:p text:style-name="P37"/>
      <text:p text:style-name="P53">Lamarck'ın Etkisi</text:p>
      <text:p text:style-name="P28">Peki bu "faydalı değişiklikler" nasıl oluşabilirdi? Darwin, kendi döneminin ilkel bilim anlayışı içinde, bu soruyu Lamarck'a dayanarak cevaplamaya çalışmıştı. Darwin'den önce yaşamış olan <text:soft-page-break/>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6"><text:span text:style-name="T7">Darwin de benzeri örnekler vermiş, örneğin </text:span><text:span text:style-name="T11">Türlerin Kökeni</text:span><text:span text:style-name="T7"> adlı kitabında, yiyecek bulmak için suya giren bazı ayıların zamanla balinalara dönüştüğünü iddia etmişti.</text:span><text:span text:style-name="T13">8</text:span></text:p>
      <text:p text:style-name="P28">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53">Neo-Darwinizm ve Mutasyonlar</text:p>
      <text:p text:style-name="P2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6"><text:span text:style-name="T7">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9">Mutasyonlar canlıları geliştirmezler, aksine her zaman için canlılara zarar verirler.</text:span></text:p>
      <text:p text:style-name="P28">Bunun nedeni çok basittir: DNA çok kompleks bir düzene sahiptir. Bu molekül üzerinde oluşan herhangi bir tesadüfi etki ancak zarar verir. Amerikalı genetikçi B. G. Ranganathan bunu şöyle açıklar:</text:p>
      <text:p text:style-name="P22"><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2">9</text:span></text:p>
      <text:p text:style-name="P2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8"/>
      <text:p text:style-name="P53"><text:soft-page-break/>Fosil Kayıtları: </text:p>
      <text:p text:style-name="P53">Ara Formlardan Eser Yok</text:p>
      <text:p text:style-name="P28">Evrim teorisinin iddia ettiği senaryonun yaşanmamış olduğunun en açık göstergesi ise fosil kayıtlarıdır.</text:p>
      <text:p text:style-name="P28">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8">Bu durumda, iddia edilen uzun dönüşüm süreci içinde sayısız "ara türler"in oluşmuş ve yaşamış olmaları gerekir. </text:p>
      <text:p text:style-name="P2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6"><text:span text:style-name="T7">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1">Türlerin Kökeni</text:span><text:span text:style-name="T7">'nde bunu şöyle açıklamıştır:</text:span></text:p>
      <text:p text:style-name="P22"><text:span text:style-name="T1">Eğer teorim doğruysa, türleri birbirine bağlayan sayısız ara-geçiş çeşitleri mutlaka yaşamış olmalıdır... Bunların yaşamış olduklarının kanıtları da sadece fosil kalıntıları arasında bulunabilir.</text:span><text:span text:style-name="T12">10</text:span></text:p>
      <text:p text:style-name="P36"><text:span text:style-name="T7">Ancak bu satırları yazan Darwin, bu ara formların fosillerinin bir türlü bulunamadığının da farkındaydı. Bunun teorisi için büyük bir açmaz oluşturduğunu görüyordu. Bu yüzden, </text:span><text:span text:style-name="T11">Türlerin Kökeni </text:span><text:span text:style-name="T7">kitabının "</text:span><text:span text:style-name="T11">Teorinin Zorlukları</text:span><text:span text:style-name="T7">" (Difficulties on Theory) adlı bölümünde şöyle yazmıştı:</text:span></text:p>
      <text:p text:style-name="P22"><text:span text:style-name="T1">Eğer gerçekten türler öbür türlerden yavaş gelişmelerle türemişse, neden sayısız ara geçiş formuna rastlamıyoruz? </text:span><text:span text:style-name="T2">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 </text:span><text:span text:style-name="T12">11</text:span></text:p>
      <text:p text:style-name="P37"/>
      <text:p text:style-name="P53">Darwin'in Yıkılan Umutları</text:p>
      <text:p text:style-name="P2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8">Ünlü İngiliz paleontolog (fosil bilimci) Derek W. Ager, bir evrimci olmasına karşın bu gerçeği şöyle itiraf eder:</text:p>
      <text:p text:style-name="P22"><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12">12</text:span></text:p>
      <text:p text:style-name="P28"><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2"><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2">13</text:span></text:p>
      <text:p text:style-name="P28">Fosiller ise, canlıların yeryüzünde eksiksiz ve mükemmel bir biçimde ortaya çıktıklarını göstermektedir. Yani "türlerin kökeni", Darwin'in sandığının aksine, evrim değil Yaratılış'tır.</text:p>
      <text:p text:style-name="P28"/>
      <text:p text:style-name="P53">İnsanın Evrimi Masalı</text:p>
      <text:p text:style-name="P2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6"><text:span text:style-name="T7">1- </text:span><text:span text:style-name="T10">Australopithecus</text:span></text:p>
      <text:p text:style-name="P36"><text:span text:style-name="T7">2- </text:span><text:span text:style-name="T10">Homo habilis</text:span></text:p>
      <text:p text:style-name="P36"><text:span text:style-name="T7">3- </text:span><text:span text:style-name="T10">Homo erectus</text:span></text:p>
      <text:p text:style-name="P36"><text:span text:style-name="T7">4- </text:span><text:span text:style-name="T10">Homo sapiens</text:span></text:p>
      <text:p text:style-name="P36"><text:span text:style-name="T7">Evrimciler, insanların sözde ilk maymunsu atalarına "güney maymunu" anlamına gelen "</text:span><text:span text:style-name="T11">Australopithecus</text:span><text:span text:style-name="T7">" ismini verirler. Bu canlılar gerçekte soyu tükenmiş bir maymun türünden başka bir şey değildir. Lord Solly Zuckerman ve Prof. Charles Oxnard gibi İngiltere ve ABD'den dünyaca ünlü iki anatomistin </text:span><text:span text:style-name="T11">Australopithecus</text:span><text:span text:style-name="T7"> örnekleri üzerinde yaptıkları çok geniş kapsamlı çalışmalar, bu canlıların sadece soyu tükenmiş bir maymun türüne ait olduklarını ve insanlarla hiçbir benzerlik taşımadıklarını göstermiştir.</text:span><text:span text:style-name="T13">14</text:span></text:p>
      <text:p text:style-name="P36"><text:span text:style-name="T7">Evrimciler insan evriminin bir sonraki safhasını da, "homo" yani insan olarak sınıflandırırlar. İddiaya göre homo serisindeki canlılar, </text:span><text:span text:style-name="T11">Australopithecuslar</text:span><text:span text:style-name="T7">'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1">Homo sapiens</text:span><text:span text:style-name="T7">'e uzanan zincir gerçekte kayıptır" diyerek bunu kabul eder.</text:span><text:span text:style-name="T13">15</text:span></text:p>
      <text:p text:style-name="P36"><text:span text:style-name="T7">Evrimciler "</text:span><text:span text:style-name="T11">Australopithecus</text:span><text:span text:style-name="T7"> &gt; </text:span><text:span text:style-name="T11">Homo habilis</text:span><text:span text:style-name="T7"> &gt; </text:span><text:span text:style-name="T11">Homo erectus</text:span><text:span text:style-name="T7"> &gt; </text:span><text:span text:style-name="T11">Homo sapiens</text:span><text:span text:style-name="T7">" sıralamasını yazarken, bu türlerin her birinin, bir sonrakinin atası olduğu izlenimini verirler. Oysa paleoantropologların son bulguları, </text:span><text:span text:style-name="T11">Australopithecus</text:span><text:span text:style-name="T7">, </text:span><text:span text:style-name="T11">Homo habilis</text:span><text:span text:style-name="T7"> ve </text:span><text:span text:style-name="T11">Homo erectus</text:span><text:span text:style-name="T7">'un dünya'nın farklı bölgelerinde aynı dönemlerde yaşadıklarını göstermektedir.</text:span><text:span text:style-name="T13">16</text:span></text:p>
      <text:p text:style-name="P36"><text:soft-page-break/><text:span text:style-name="T7">Dahası</text:span><text:span text:style-name="T11"> Homo erectus</text:span><text:span text:style-name="T7"> sınıflamasına ait insanların bir bölümü çok modern zamanlara kadar yaşamışlar, </text:span><text:span text:style-name="T11">Homo sapiens neandertalensis</text:span><text:span text:style-name="T7"> ve </text:span><text:span text:style-name="T11">Homo sapiens sapiens</text:span><text:span text:style-name="T7"> (insanı ile aynı ortamda yan yana bulunmuşlardır.</text:span><text:span text:style-name="T13">17</text:span></text:p>
      <text:p text:style-name="P2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2"><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2">18</text:span></text:p>
      <text:p text:style-name="P2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6"><text:span text:style-name="T7">Bu konuyu uzun yıllar inceleyen, özellikle </text:span><text:span text:style-name="T11">Australopithecus</text:span><text:span text:style-name="T7">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2"><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2">19</text:span></text:p>
      <text:p text:style-name="P28">İşte insanın evrimi masalı da, teorilerine körü körüne inanan birtakım insanların buldukları bazı fosilleri ön yargılı bir biçimde yorumlamalarından ibarettir.</text:p>
      <text:p text:style-name="P28"/>
      <text:p text:style-name="P53">Darwin Formülü!</text:p>
      <text:p text:style-name="P28">Şimdiye kadar ele aldığımız tüm teknik delillerin yanında, isterseniz evrimcilerin nasıl saçma bir inanışa sahip olduklarını bir de çocukların bile anlayabileceği kadar açık bir örnekle özetleyelim. </text:p>
      <text:p text:style-name="P28">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8"><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8">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28"/>
      <text:p text:style-name="P53">Göz ve Kulaktaki Teknoloji</text:p>
      <text:p text:style-name="P28">Evrim teorisinin kesinlikle açıklama getiremeyeceği bir diğer konu ise göz ve kulaktaki üstün algılama kalitesidir.</text:p>
      <text:p text:style-name="P2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ext:soft-page-break/>TV ekranı size iki boyutlu bir görüntü gösterir, oysa siz üç boyutlu, derinlikli bir perspektifi izlemektesiniz. </text:p>
      <text:p text:style-name="P2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28">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8"/>
      <text:p text:style-name="P53">Beynin İçinde Gören ve Duyan </text:p>
      <text:p text:style-name="P53">Şuur Kime Aittir?</text:p>
      <text:p text:style-name="P28">Beynin içinde, ışıl ışıl renkli bir dünyayı seyreden, senfonileri, kuşların cıvıltılarını dinleyen, gülü koklayan kimdir?</text:p>
      <text:p text:style-name="P28"><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8"/>
      <text:p text:style-name="P53">Materyalist Bir İnanç</text:p>
      <text:p text:style-name="P2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22"><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2">20</text:span></text:p>
      <text:p text:style-name="P2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text:soft-page-break/>oluştuğunu kabul eder. Gerçekte ise bu, hem akla hem bilime aykırı bir kabuldür. Ama Darwinistler kendilerince Allah'ın apaçık olan varlığını kabul etmemek için, bu akıl ve bilim dışı kabulü cehaletle savunmaya devam etmektedirler. </text:p>
      <text:p text:style-name="P2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8"/>
      <text:p text:style-name="P53">Evrim Teorisi Dünya Tarihinin </text:p>
      <text:p text:style-name="P53">En Etkili Büyüsüdür</text:p>
      <text:p text:style-name="P2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3"/>
      <text:p text:style-name="P23">Şüphesiz, inkar edenleri uyarsan da, uyarmasan da, onlar için fark etmez; inanmazlar. Allah, onların kalplerini ve kulaklarını mühürlemiştir; gözlerinin üzerinde perdeler vardır. Ve büyük azab onlaradır. (Bakara Suresi, 6-7)</text:p>
      <text:p text:style-name="P23">…Kalpleri vardır bununla kavrayıp-anlamazlar, gözleri vardır bununla görmezler, kulakları vardır bununla işitmezler. Bunlar hayvanlar gibidir, hatta daha aşağılıktırlar. İşte bunlar gafil olanlardır. (Araf Suresi, 179)</text:p>
      <text:p text:style-name="P28"/>
      <text:p text:style-name="P28">Allah, Hicr Suresi'nde ise, bu insanların mucizeler görseler bile inanmayacak kadar büyülendiklerini şöyle bildirmektedir:</text:p>
      <text:p text:style-name="P23"/>
      <text:p text:style-name="P23">Onların üzerlerine gökyüzünden bir kapı açsak, ordan yukarı yükselseler de, mutlaka: "Gözlerimiz döndürüldü, belki biz büyülenmiş bir topluluğuz" diyeceklerdir. (Hicr Suresi, 14-15)</text:p>
      <text:p text:style-name="P28"/>
      <text:p text:style-name="P28"><text:soft-page-break/>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8">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3"/>
      <text:p text:style-name="P23">(Musa:) "Siz atın" dedi. (Asalarını) atıverince, insanların gözlerini büyüleyiverdiler, onları dehşete düşürdüler ve (ortaya) büyük bir sihir getirmiş oldular. (Araf Suresi, 116)</text:p>
      <text:p text:style-name="P28"/>
      <text:p text:style-name="P2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23"/>
      <text:p text:style-name="P2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8"/>
      <text:p text:style-name="P2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2"><text:span text:style-name="T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12">21</text:span></text:p>
      <text:p text:style-name="P28">Bu gelecek, uzakta değildir aksine çok yakın bir gelecekte insanlar "tesadüfler"in ilah olamayacaklarını anlayacaklar ve evrim teorisi dünya tarihinin en büyük aldatmacası ve en şiddetli <text:soft-page-break/>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8"/>
      <text:p text:style-name="P28"/>
      <text:p text:style-name="P28"/>
      <text:p text:style-name="P11">Dediler ki: “Sen yücesin, bize öğrettiğinden</text:p>
      <text:p text:style-name="P11">başka bizim hiçbir bilgimiz yok. Gerçekten Sen,</text:p>
      <text:p text:style-name="P11">herşeyi bilen, hüküm ve hikmet sahibi olansın.”</text:p>
      <text:p text:style-name="P11">(Bakara Suresi, 32)</text:p>
      <text:p text:style-name="P28"/>
      <text:p text:style-name="P28"/>
      <text:p text:style-name="P59">Notlar</text:p>
      <text:p text:style-name="P43"/>
      <text:p text:style-name="P43"/>
      <text:p text:style-name="P41"><text:span text:style-name="T7">1. Sidney Fox, Klaus Dose, </text:span><text:span text:style-name="T11">Molecular Evolution and The Origin of Life</text:span><text:span text:style-name="T7">, New York: Marcel Dekker, 1977, s. 2.</text:span></text:p>
      <text:p text:style-name="P41"><text:span text:style-name="T7">2. Alexander I. Oparin, </text:span><text:span text:style-name="T11">Origin of Life</text:span><text:span text:style-name="T7">, (1936) New York, Dover Publications, 1953 (Reprint), s. 196.</text:span></text:p>
      <text:p text:style-name="P41"><text:span text:style-name="T7">3. "New Evidence on Evolution of Early Atmosphere and Life",</text:span><text:span text:style-name="T11"> Bulletin of the American Meteorological Society</text:span><text:span text:style-name="T7">, c. 63, Kasım 1982, s. 1328-1330. </text:span></text:p>
      <text:p text:style-name="P42">4. Stanley Miller, Molecular Evolution of Life: Current Status of the Prebiotic Synthesis of Small Molecules, 1986, s. 7.</text:p>
      <text:p text:style-name="P41"><text:span text:style-name="T7">5. Jeffrey Bada, </text:span><text:span text:style-name="T11">Earth,</text:span><text:span text:style-name="T7"> Şubat 1998, s. 40.</text:span></text:p>
      <text:p text:style-name="P41"><text:span text:style-name="T7">6. Leslie E. Orgel, </text:span><text:span text:style-name="T11">The Origin of Life on Earth</text:span><text:span text:style-name="T7">, Scientific American, c. 271, Ekim 1994, s. 78.</text:span></text:p>
      <text:p text:style-name="P41"><text:span text:style-name="T7">7. Charles Darwin, </text:span><text:span text:style-name="T11">The Origin of Species: A Facsimile of the First Edition</text:span><text:span text:style-name="T7">, Harvard University Press, 1964, s. 189.</text:span></text:p>
      <text:p text:style-name="P41"><text:span text:style-name="T7">8. Charles Darwin, </text:span><text:span text:style-name="T11">The Origin of Species: A Facsimile of the First Edition</text:span><text:span text:style-name="T7">, Harvard University Press, 1964, s. 184.</text:span></text:p>
      <text:p text:style-name="P41"><text:span text:style-name="T7">9. B. G. Ranganathan, </text:span><text:span text:style-name="T11">Origins?</text:span><text:span text:style-name="T7">, Pennsylvania: The Banner Of Truth Trust, 1988.</text:span></text:p>
      <text:p text:style-name="P41"><text:span text:style-name="T7">10. Charles Darwin, </text:span><text:span text:style-name="T11">The Origin of Species: A Facsimile of the First Edition</text:span><text:span text:style-name="T7">, Harvard University Press, 1964, s. 179.</text:span></text:p>
      <text:p text:style-name="P41"><text:span text:style-name="T7">11. Charles Darwin, </text:span><text:span text:style-name="T11">The Origin of Species</text:span><text:span text:style-name="T7">, s. 172, 280.</text:span></text:p>
      <text:p text:style-name="P41"><text:span text:style-name="T7">12. Derek A. Ager, </text:span><text:span text:style-name="T11">"The Nature of the Fossil Record"</text:span><text:span text:style-name="T7">, Proceedings of the British Geological Association, c. 87, 1976, s. 133.</text:span></text:p>
      <text:p text:style-name="P41"><text:span text:style-name="T7">13. Douglas J. Futuyma,</text:span><text:span text:style-name="T11"> Science on Trial</text:span><text:span text:style-name="T7">, New York: Pantheon Books, 1983. s. 197.</text:span></text:p>
      <text:p text:style-name="P41"><text:span text:style-name="T7">14. Solly Zuckerman, </text:span><text:span text:style-name="T11">Beyond The Ivory Tower,</text:span><text:span text:style-name="T7"> New York: Toplinger Publications, 1970, ss. 75-94; Charles E. Oxnard, </text:span><text:span text:style-name="T11">"The Place of Australopithecines in Human Evolution: Grounds for Doubt"</text:span><text:span text:style-name="T7">, Nature, c. 258, s. 389. </text:span></text:p>
      <text:p text:style-name="P41"><text:span text:style-name="T7">15. J. Rennie, </text:span><text:span text:style-name="T11">"Darwin's Current Bulldog: Ernst Mayr"</text:span><text:span text:style-name="T7">, Scientific American, Aralık 1992</text:span></text:p>
      <text:p text:style-name="P41"><text:span text:style-name="T7">16. Alan Walker, </text:span><text:span text:style-name="T11">Science</text:span><text:span text:style-name="T7">, c. 207, 1980, s. 1103; A. J. Kelso, </text:span><text:span text:style-name="T11">Physical Antropology,</text:span><text:span text:style-name="T7"> 1. baskı, New York: J. B. Lipincott Co., 1970, s. 221; M. D. Leakey, Olduvai Gorge, c. 3, Cambridge: Cambridge University Press, 1971, s. 272.</text:span></text:p>
      <text:p text:style-name="P41"><text:span text:style-name="T7">17. </text:span><text:span text:style-name="T11">Time</text:span><text:span text:style-name="T7">, Kasım 1996. </text:span></text:p>
      <text:p text:style-name="P41"><text:span text:style-name="T7">18. S. J. Gould, </text:span><text:span text:style-name="T11">Natural History</text:span><text:span text:style-name="T7">, c. 85, 1976, s. 30.</text:span></text:p>
      <text:p text:style-name="P41"><text:span text:style-name="T7">19. Solly Zuckerman, </text:span><text:span text:style-name="T11">Beyond The Ivory Tower</text:span><text:span text:style-name="T7">, New York: Toplinger Publications, 1970, s. 19.</text:span></text:p>
      <text:p text:style-name="P41"><text:span text:style-name="T7">20. Richard Lewontin, </text:span><text:span text:style-name="T11">"The Demon-Haunted World"</text:span><text:span text:style-name="T7">, The New York Review of Books, 9 Ocak, 1997, s. 28.</text:span></text:p>
      <text:p text:style-name="P41"><text:span text:style-name="T7">21. Malcolm Muggeridge, </text:span><text:span text:style-name="T11">The End of Christendom,</text:span><text:span text:style-name="T7"> Grand Rapids: Eerdmans, 1980, s. 43. </text:span></text:p>
      <text:p text:style-name="P28"/>
      <text:p text:style-name="P28"/>
      <text:p text:style-name="P61">RESİM ALTI YAZILARI</text:p>
      <text:p text:style-name="P38"/>
      <text:p text:style-name="P38"/>
      <text:p text:style-name="P38">s.48</text:p>
      <text:p text:style-name="P38">Charles Darwin</text:p>
      <text:p text:style-name="P38"/>
      <text:p text:style-name="P38">s.49</text:p>
      <text:p text:style-name="P38">Louis Pasteur, evrim teorisinin dayanağı olan "cansız madde canlılık oluşturabilir" iddiasını yaptığı deneylerle geçersiz kıldı.</text:p>
      <text:p text:style-name="P38"/>
      <text:p text:style-name="P38">s.50</text:p>
      <text:p text:style-name="P38">Rus biyolog Alexander Oparin</text:p>
      <text:p text:style-name="P38"/>
      <text:p text:style-name="P38">s.51</text:p>
      <text:p text:style-name="P38">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38"/>
      <text:p text:style-name="P38">s.53</text:p>
      <text:p text:style-name="P38">Doğal seleksiyonun evrim teorisine kazandırdığı hiçbir şey yoktur. Çünkü bu mekanizma, hiçbir zaman bir türün genetik bilgisini zenginleştirip geliştirmez. Hiçbir zaman bir türü bir başka türe çevirmez.</text:p>
      <text:p text:style-name="P38"/>
      <text:p text:style-name="P38">s.55</text:p>
      <text:p text:style-name="P38">Evrimciler yüzyılın başından beri sinekleri mutasyona uğratarak, faydalı mutasyon örneği oluşturmaya çalıştılar. Ancak on yıllarca süren bu çabaların sonucunda elde edilen tek sonuç, sakat, hastalıklı ve kusurlu sinekler oldu. Yanda, mutasyona uğramış bir sinek görülüyor.</text:p>
      <text:p text:style-name="P38"/>
      <text:p text:style-name="P38">s.56</text:p>
      <text:p text:style-name="P38">YAŞAYAN FOSİLLER EVRİMİ YALANLIYOR</text:p>
      <text:p text:style-name="P38"/>
      <text:p text:style-name="P38">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38"/>
      <text:p text:style-name="P38"><text:soft-page-break/>Güneş Balığı </text:p>
      <text:p text:style-name="P38">Dönem: Senozoik zaman, Eosen dönemi</text:p>
      <text:p text:style-name="P38">Yaş: 54 – 37 milyon yıl</text:p>
      <text:p text:style-name="P38"/>
      <text:p text:style-name="P38">Çayır Sivrisineği</text:p>
      <text:p text:style-name="P38">Dönem: Senozoik zaman, Eosen dönemi</text:p>
      <text:p text:style-name="P38">Yaş: 48-37 milyon yıl</text:p>
      <text:p text:style-name="P38"/>
      <text:p text:style-name="P38">Deniz Kestanesi</text:p>
      <text:p text:style-name="P38">Dönem: Paleozoik zaman, Karbonifer dönemi</text:p>
      <text:p text:style-name="P38">Yaş: 295 milyon yıl</text:p>
      <text:p text:style-name="P38"/>
      <text:p text:style-name="P38">s.57</text:p>
      <text:p text:style-name="P38">Deniz Yıldızı</text:p>
      <text:p text:style-name="P38">Dönem: Paleozoik zaman, Ordovisyen dönemi</text:p>
      <text:p text:style-name="P38">Yaş: 490 – 443 milyon yıl</text:p>
      <text:p text:style-name="P38"/>
      <text:p text:style-name="P38">Huş Ağacı Yaprağı</text:p>
      <text:p text:style-name="P38">Dönem: Senozoik zaman, Eosen dönemi</text:p>
      <text:p text:style-name="P38">Yaş: 50 milyon yıl</text:p>
      <text:p text:style-name="P38"/>
      <text:p text:style-name="P38">Köpüklü Ağustos Böceği</text:p>
      <text:p text:style-name="P38">Dönem: Mezozoik zaman, Kretase dönemi</text:p>
      <text:p text:style-name="P38">Yaş: 125 milyon yıl</text:p>
      <text:p text:style-name="P39"/>
      <text:p text:style-name="P38">Sekoya Yaprağı</text:p>
      <text:p text:style-name="P38">Dönem: Senozoik zaman, Eosen dönemi</text:p>
      <text:p text:style-name="P38">Yaş: 50 milyon yıl</text:p>
      <text:p text:style-name="P38"/>
      <text:p text:style-name="P38">s.60</text:p>
      <text:p text:style-name="P38">HAYALİ</text:p>
      <text:p text:style-name="P38"/>
      <text:p text:style-name="P38">Evrim yanlısı gazete ve dergilerde çıkan haberlerde yukar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38"/>
      <text:p text:style-name="P38">s.66</text:p>
      <text:p text:style-name="P38">Bütün hayatımızı beynimizin içinde yaşarız. Gördüğümüz insanlar, kokladığımız çiçekler, dinlediğimiz müzik, tattığımız meyveler, elimizde hissettiğimiz ıslaklık... Bunların hepsi beynimizde <text:soft-page-break/>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38"/>
      <text:p text:style-name="P28"/>
      <text:p text:style-name="P64"/>
      <text:p text:style-name="P44"/>
      <text:p text:style-name="P28"/>
      <text:p text:style-name="P7">Yüce Rabbimiz'in vaadi gereği, iman edip salih amellerde bulunanlar bu dünya yurduna mirasçı olacaklardır. Sevgi, barış, huzur ve güvenliğin kaynağı olan İslam ahlakı yeryüzüne hakim olacak ve batıl tüm inanç ve felsefeler ortadan kalkacaktır. Bu şanlı ve kutlu hakimiyete Yüce Rabbimiz, Hz. İsa (as) ve Hz. Mehdi (as)'ı vesile kılacaktır.</text:p>
      <text:p text:style-name="P7">Şu an, Peygamberimiz (sav)'den rivayet edilmiş olan yüzlerce mütevatir hadisin Hicri 1400 yılı (1979) itibariyle birer birer gerçekleşmiş olmasından, ahir zamanda yaşamakta olduğumuz ve Hz. Mehdi (as)'ın zuhur ettiği anlaşılmaktadır. Tüm dünyanın huzur, refah, barış, dostluk, emniyet, hürriyet ve mutluluk içinde yaşayacağı Mehdiyetin Altın Çağ dönemi yaklaşmaktadır.</text:p>
      <text:p text:style-name="P7">Kuran'da İslam ahlakının dünya hakimiyetine işaret eden ayetlerle bildirilen Mehdiyet dönemi, diğer kutsal kitaplarda da haber verilmiş bir gerçektir. Tevrat, Zebur ve İncil'i incelediğimizde, ahir zamana ve Mehdiyet dönemine işaret eden, Kuran ayetleri ve hadislerle mutabık bölümlerin oldukça detaylı şekilde yer aldığı görülmektedir.</text:p>
      <text:p text:style-name="P7">Bu kitapçıkta, Hz. Mehdi (as)'ın zuhuruna işaret eden Kuran'dan ayetler ve diğer kutsal kitaplardan çeşitli bölümlere yer verilmiştir. Kuran, Tevrat, Zebur ve İncil ile müjdelenen bu dönem, samimi iman edenler için çok büyük bir müjdedir. Yüce Allah, Hz. İsa (as) ve Hz. Mehdi (as)'ı vesile ederek, Hak dini egemen kılacak ve üstün Gücünü, yüce Kudretini tüm dünyaya gösterecektir.</text:p>
      <text:p text:style-name="P7"/>
      <text:p text:style-name="P7"/>
      <text:p text:style-name="P7"/>
      <text:p text:style-name="P9">YAZAR HAKKINDA</text:p>
      <text:p text:style-name="P8"/>
      <text:p text:style-name="P8"/>
      <text:p text:style-name="P7">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den fazla eseri, dünya çapında geniş bir okuyucu kitlesi tarafından takip edilmektedir.</text:p>
      <text:p text:style-name="P7">Harun Yahya Külliyatı, -Allah'ın izniyle- 21. yüzyılda dünya insanlarını Kuran'da tarif edilen huzur ve barışa, doğruluk ve adalete, güzellik ve mutluluğa taşımaya bir vesile olacaktır.</text:p>
      <text:p text:style-name="P28"/>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Baskerville" svg:font-family="Baskerville, Perpetua" style:font-pitch="variable"/>
    <style:font-face style:name="Lato" svg:font-family="Lato" style:font-pitch="variable"/>
    <style:font-face style:name="Palatino" svg:font-family="Palatino, 'Book Antiqua'" style:font-pitch="variable"/>
    <style:font-face style:name="ヒラギノ角ゴ Pro W3" svg:font-family="'ヒラギノ角ゴ Pro W3',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Perpetua"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Perpetua"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Perpetua"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Perpetua"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Perpetua"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Perpetua"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Perpetua" style:font-pitch="variable" fo:font-size="24pt" fo:language="en" fo:country="US" style:font-name-asian="ヒラギノ角ゴ Pro W3" style:font-family-asian="'ヒラギノ角ゴ Pro W3', 'MS Mincho'" style:font-pitch-asian="variable" style:font-size-asian="24pt" style:font-name-complex="Baskerville" style:font-family-complex="Baskerville, Perpetua"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Perpetua" style:font-pitch="variable" fo:font-size="55pt" fo:language="en" fo:country="US" style:font-name-asian="ヒラギノ角ゴ Pro W3" style:font-family-asian="'ヒラギノ角ゴ Pro W3', 'MS Mincho'" style:font-pitch-asian="variable" style:font-size-asian="55pt" style:font-name-complex="Baskerville" style:font-family-complex="Baskerville, Perpetua"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Perpetua" style:font-pitch="variable" fo:font-size="14pt" fo:language="en" fo:country="US" fo:font-style="italic" style:font-name-asian="ヒラギノ角ゴ Pro W3" style:font-family-asian="'ヒラギノ角ゴ Pro W3', 'MS Mincho'" style:font-pitch-asian="variable" style:font-size-asian="14pt" style:font-style-asian="italic" style:font-name-complex="Baskerville" style:font-family-complex="Baskerville, Perpetua"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Helvetica" fo:font-family="Helvetica" style:font-family-generic="swiss" style:font-pitch="variable" fo:font-size="16pt" fo:language="en" fo:country="US" fo:font-style="italic" fo:font-weight="bold" style:font-name-asian="ヒラギノ角ゴ Pro W3" style:font-family-asian="'ヒラギノ角ゴ Pro W3', 'MS Mincho'" style:font-pitch-asian="variable" style:font-size-asian="16pt" style:font-style-asian="italic"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MS Mincho'"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Perpetua" style:font-pitch="variable" fo:font-size="36pt" fo:language="en" fo:country="US" style:font-name-asian="ヒラギノ角ゴ Pro W3" style:font-family-asian="'ヒラギノ角ゴ Pro W3', 'MS Mincho'" style:font-pitch-asian="variable" style:font-size-asian="36pt" style:font-name-complex="Baskerville" style:font-family-complex="Baskerville, Perpetua"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Perpetua"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Perpetua"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4pt" fo:language="en" fo:country="US" fo:font-style="italic" style:text-underline-style="solid" style:text-underline-width="auto" style:text-underline-color="font-color" style:font-name-asian="ヒラギノ角ゴ Pro W3" style:font-family-asian="'ヒラギノ角ゴ Pro W3', 'MS Mincho'" style:font-pitch-asian="variable" style:font-size-asian="14pt" style:font-style-asian="italic"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left="0.635cm" fo:margin-right="0cm" fo:margin-top="0cm" fo:margin-bottom="0.212cm" loext:contextual-spacing="false" fo:line-height="110%" fo:text-align="justify" style:justify-single-word="false" fo:orphans="2" fo:widows="2" fo:text-indent="0cm" style:auto-text-indent="false"/>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Perpetua" style:font-pitch="variable" fo:font-size="12pt" fo:language="en" fo:country="US" fo:font-weight="bold" style:font-name-asian="ヒラギノ角ゴ Pro W3" style:font-family-asian="'ヒラギノ角ゴ Pro W3', 'MS Mincho'" style:font-pitch-asian="variable" style:font-size-asian="12pt" style:font-weight-asian="bold" style:font-name-complex="Baskerville" style:font-family-complex="Baskerville, Perpetua" style:font-pitch-complex="variable" style:font-size-complex="10pt" style:language-complex="ar" style:country-complex="SA"/>
    </style:style>
    <style:style style:name="Tr_20_Numbered_20_List" style:display-name="Tr Numbered List" style:family="paragraph">
      <style:paragraph-properties fo:text-align="center" style:justify-single-word="false" fo:orphans="2" fo:widows="2"/>
      <style:text-properties fo:color="#000000" style:font-name="Baskerville" fo:font-family="Baskerville, Perpetua" style:font-pitch="variable" fo:font-size="10pt" fo:language="en" fo:country="US" style:font-name-asian="ヒラギノ角ゴ Pro W3" style:font-family-asian="'ヒラギノ角ゴ Pro W3', 'MS Mincho'" style:font-pitch-asian="variable" style:font-size-asian="10pt" style:font-name-complex="Baskerville" style:font-family-complex="Baskerville, Perpetua"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Perpetua" style:font-pitch="variable" fo:font-size="12pt" fo:language="en" fo:country="US" fo:font-style="italic" style:font-name-asian="ヒラギノ角ゴ Pro W3" style:font-family-asian="'ヒラギノ角ゴ Pro W3', 'MS Mincho'" style:font-pitch-asian="variable" style:font-size-asian="12pt" style:font-style-asian="italic" style:font-name-complex="Baskerville" style:font-family-complex="Baskerville, Perpetua"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Perpetua" style:font-pitch="variable" fo:font-size="11pt" fo:language="en" fo:country="US" fo:font-style="italic" style:font-name-asian="ヒラギノ角ゴ Pro W3" style:font-family-asian="'ヒラギノ角ゴ Pro W3', 'MS Mincho'" style:font-pitch-asian="variable" style:font-size-asian="11pt" style:font-style-asian="italic" style:font-name-complex="Baskerville" style:font-family-complex="Baskerville, Perpetua"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Perpetua"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Perpetua"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Perpetua"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Perpetua"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Perpetua"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Perpetua"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normal" style:font-style-asian="normal"/>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paragraph-properties fo:margin-left="0.635cm" fo:margin-right="0cm" fo:text-indent="0cm" style:auto-text-indent="false"/>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paragraph-properties fo:text-align="justify" style:justify-single-word="false"/>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Düz_20_Metin" style:display-name="Düz Metin" style:family="paragraph" style:parent-style-name="Standard">
      <style:text-properties style:font-name="Courier" fo:font-family="Courier" style:font-family-generic="modern" fo:font-size="10.5pt" style:font-name-asian="Cambria" style:font-family-asian="Cambria"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Ana_20_metin" style:display-name="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b" style:family="paragraph">
      <style:paragraph-properties fo:margin-top="0.076cm" fo:margin-bottom="0.25cm" loext:contextual-spacing="false" fo:line-height="0.582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176cm" fo:margin-bottom="0.176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parent-style-name="Varsayılan_20_Paragraf_20_Yazı_20_Tipi">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Başlık_20_3_20_Char" style:display-name="Başlık 3 Char" style:family="text" style:parent-style-name="Varsayılan_20_Paragraf_20_Yazı_20_Tipi">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style:style style:name="Düz_20_Metin_20_Char" style:display-name="Düz Metin Char" style:family="text" style:parent-style-name="Varsayılan_20_Paragraf_20_Yazı_20_Tipi">
      <style:text-properties style:font-name="Courier" fo:font-family="Courier" style:font-family-generic="modern" fo:font-size="10.5pt" style:font-name-asian="Cambria" style:font-family-asian="Cambria" style:font-family-generic-asian="roman" style:font-pitch-asian="variable" style:font-size-asian="10.5pt" style:font-name-complex="Times New Roman" style:font-family-complex="'Times New Roman'" style:font-family-generic-complex="roman"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49cm" fo:margin-bottom="1.249cm" fo:margin-left="2.501cm" fo:margin-right="1.83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Tevrat Zebur ve İncil'de Hz. Mehdi (as)</dc:title>
    <dc:subject>KURAN, TEVRAT,ZEBUR VE İNCİL’DE HZ. MEHDİ (AS)</dc:subject>
    <meta:initial-creator>ADNAN OKTAR - HARUN YAHYA</meta:initial-creator>
    <meta:creation-date>2011-05-24T12:49:00</meta:creation-date>
    <dc:date>2019-09-29T02:58:37.766726556</dc:date>
    <meta:editing-cycles>33</meta:editing-cycles>
    <meta:editing-duration>PT3H5M20S</meta:editing-duration>
    <meta:generator>LibreOffice/6.3.2.2$Linux_X86_64 LibreOffice_project/ddcf6633b674837c71d3649d97a9cb3c0d392a84</meta:generator>
    <meta:document-statistic meta:table-count="0" meta:image-count="0" meta:object-count="0" meta:page-count="44" meta:paragraph-count="468" meta:word-count="12833" meta:character-count="98711" meta:non-whitespace-character-count="86266"/>
  </office:meta>
</office:document-meta>
</file>